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Roman 10cpi" svg:font-family="'Roman 10cpi', Arial" style:font-family-generic="modern"/>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8.177cm" fo:margin-left="-0.203cm" table:align="left" style:writing-mode="lr-tb"/>
    </style:style>
    <style:style style:name="Tabelle1.A" style:family="table-column">
      <style:table-column-properties style:column-width="4.547cm"/>
    </style:style>
    <style:style style:name="Tabelle1.B" style:family="table-column">
      <style:table-column-properties style:column-width="13.63cm"/>
    </style:style>
    <style:style style:name="Tabelle1.1" style:family="table-row">
      <style:table-row-properties style:keep-together="true" fo:keep-together="auto"/>
    </style:style>
    <style:style style:name="Tabelle1.A1" style:family="table-cell">
      <style:table-cell-properties style:vertical-align="top" fo:padding="0cm" fo:border="none" style:writing-mode="lr-tb"/>
    </style:style>
    <style:style style:name="Tabelle2" style:family="table">
      <style:table-properties style:width="10.843cm" fo:margin-left="-0.215cm" table:align="left" style:writing-mode="lr-tb"/>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1" style:family="table-row">
      <style:table-row-properties style:keep-together="true" fo:keep-together="auto"/>
    </style:style>
    <style:style style:name="Tabel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writing-mode="lr-tb"/>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keep-together="true" fo:keep-together="auto"/>
    </style:style>
    <style:style style:name="Tabelle3.A1" style:family="table-cell">
      <style:table-cell-properties style:vertical-align="top" fo:padding-left="0.053cm" fo:padding-right="0.053cm" fo:padding-top="0cm" fo:padding-bottom="0cm" fo:border="none" style:writing-mode="lr-tb"/>
    </style:style>
    <style:style style:name="Tabelle4" style:family="table">
      <style:table-properties style:width="10.843cm" fo:margin-left="-0.215cm" table:align="left" style:writing-mode="lr-tb"/>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1" style:family="table-row">
      <style:table-row-properties style:keep-together="true" fo:keep-together="auto"/>
    </style:style>
    <style:style style:name="Tabelle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writing-mode="lr-tb"/>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keep-together="true" fo:keep-together="auto"/>
    </style:style>
    <style:style style:name="Tabelle5.A1" style:family="table-cell">
      <style:table-cell-properties style:vertical-align="top" fo:padding-left="0.053cm" fo:padding-right="0.053cm" fo:padding-top="0cm" fo:padding-bottom="0cm" fo:border="none" style:writing-mode="lr-tb"/>
    </style:style>
    <style:style style:name="Tabelle6" style:family="table">
      <style:table-properties style:width="10.843cm" fo:margin-left="-0.215cm" table:align="left" style:writing-mode="lr-tb"/>
    </style:style>
    <style:style style:name="Tabelle6.A" style:family="table-column">
      <style:table-column-properties style:column-width="1.625cm"/>
    </style:style>
    <style:style style:name="Tabelle6.B" style:family="table-column">
      <style:table-column-properties style:column-width="1.782cm"/>
    </style:style>
    <style:style style:name="Tabelle6.C" style:family="table-column">
      <style:table-column-properties style:column-width="0.501cm"/>
    </style:style>
    <style:style style:name="Tabelle6.D" style:family="table-column">
      <style:table-column-properties style:column-width="2cm"/>
    </style:style>
    <style:style style:name="Tabelle6.E" style:family="table-column">
      <style:table-column-properties style:column-width="2.251cm"/>
    </style:style>
    <style:style style:name="Tabelle6.F" style:family="table-column">
      <style:table-column-properties style:column-width="2.685cm"/>
    </style:style>
    <style:style style:name="Tabelle6.1" style:family="table-row">
      <style:table-row-properties style:keep-together="true" fo:keep-together="auto"/>
    </style:style>
    <style:style style:name="Tabelle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writing-mode="lr-tb"/>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keep-together="true" fo:keep-together="auto"/>
    </style:style>
    <style:style style:name="Tabelle7.A1" style:family="table-cell">
      <style:table-cell-properties style:vertical-align="top" fo:padding-left="0.053cm" fo:padding-right="0.053cm" fo:padding-top="0cm" fo:padding-bottom="0cm" fo:border="none" style:writing-mode="lr-tb"/>
    </style:style>
    <style:style style:name="Tabelle8" style:family="table">
      <style:table-properties style:width="10.843cm" fo:margin-left="-0.215cm" table:align="left" style:writing-mode="lr-tb"/>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1" style:family="table-row">
      <style:table-row-properties style:keep-together="true" fo:keep-together="auto"/>
    </style:style>
    <style:style style:name="Tabelle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writing-mode="lr-tb"/>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keep-together="true" fo:keep-together="auto"/>
    </style:style>
    <style:style style:name="Tabelle9.A1" style:family="table-cell">
      <style:table-cell-properties style:vertical-align="top" fo:padding-left="0.053cm" fo:padding-right="0.053cm" fo:padding-top="0cm" fo:padding-bottom="0cm" fo:border="none" style:writing-mode="lr-tb"/>
    </style:style>
    <style:style style:name="Tabelle10" style:family="table">
      <style:table-properties style:width="10.843cm" fo:margin-left="-0.215cm" table:align="left" style:writing-mode="lr-tb"/>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1" style:family="table-row">
      <style:table-row-properties style:keep-together="true" fo:keep-together="auto"/>
    </style:style>
    <style:style style:name="Tabelle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writing-mode="lr-tb"/>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keep-together="true" fo:keep-together="auto"/>
    </style:style>
    <style:style style:name="Tabelle11.A1" style:family="table-cell">
      <style:table-cell-properties style:vertical-align="top" fo:padding-left="0.053cm" fo:padding-right="0.053cm" fo:padding-top="0cm" fo:padding-bottom="0cm" fo:border="none" style:writing-mode="lr-tb"/>
    </style:style>
    <style:style style:name="Tabelle12" style:family="table">
      <style:table-properties style:width="10.56cm" fo:margin-left="-0.215cm" table:align="left" style:writing-mode="lr-tb"/>
    </style:style>
    <style:style style:name="Tabelle12.A" style:family="table-column">
      <style:table-column-properties style:column-width="1.625cm"/>
    </style:style>
    <style:style style:name="Tabelle12.B" style:family="table-column">
      <style:table-column-properties style:column-width="1.868cm"/>
    </style:style>
    <style:style style:name="Tabelle12.C" style:family="table-column">
      <style:table-column-properties style:column-width="0.661cm"/>
    </style:style>
    <style:style style:name="Tabelle12.D" style:family="table-column">
      <style:table-column-properties style:column-width="1.931cm"/>
    </style:style>
    <style:style style:name="Tabelle12.E" style:family="table-column">
      <style:table-column-properties style:column-width="1.79cm"/>
    </style:style>
    <style:style style:name="Tabelle12.F" style:family="table-column">
      <style:table-column-properties style:column-width="2.685cm"/>
    </style:style>
    <style:style style:name="Tabelle12.1" style:family="table-row">
      <style:table-row-properties style:keep-together="true" fo:keep-together="auto"/>
    </style:style>
    <style:style style:name="Tabelle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187cm" fo:margin-left="-0.145cm" table:align="left" style:writing-mode="lr-tb"/>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437cm"/>
    </style:style>
    <style:style style:name="Tabelle13.1" style:family="table-row">
      <style:table-row-properties style:min-row-height="0.462cm" style:keep-together="true" fo:keep-together="auto"/>
    </style:style>
    <style:style style:name="Tabelle1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3.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0.56cm" fo:margin-left="-0.215cm" table:align="left" style:writing-mode="lr-tb"/>
    </style:style>
    <style:style style:name="Tabelle14.A" style:family="table-column">
      <style:table-column-properties style:column-width="1.625cm"/>
    </style:style>
    <style:style style:name="Tabelle14.B" style:family="table-column">
      <style:table-column-properties style:column-width="1.499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1" style:family="table-row">
      <style:table-row-properties style:keep-together="true" fo:keep-together="auto"/>
    </style:style>
    <style:style style:name="Tabelle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187cm" fo:margin-left="-0.145cm" table:align="left" style:writing-mode="lr-tb"/>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437cm"/>
    </style:style>
    <style:style style:name="Tabelle15.1" style:family="table-row">
      <style:table-row-properties style:min-row-height="0.462cm" style:keep-together="true" fo:keep-together="auto"/>
    </style:style>
    <style:style style:name="Tabelle1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5.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0.56cm" fo:margin-left="-0.215cm" table:align="left" style:writing-mode="lr-tb"/>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397cm"/>
    </style:style>
    <style:style style:name="Tabelle16.D" style:family="table-column">
      <style:table-column-properties style:column-width="1.931cm"/>
    </style:style>
    <style:style style:name="Tabelle16.E" style:family="table-column">
      <style:table-column-properties style:column-width="2.055cm"/>
    </style:style>
    <style:style style:name="Tabelle16.F" style:family="table-column">
      <style:table-column-properties style:column-width="2.685cm"/>
    </style:style>
    <style:style style:name="Tabelle16.1" style:family="table-row">
      <style:table-row-properties style:keep-together="true" fo:keep-together="auto"/>
    </style:style>
    <style:style style:name="Tabelle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writing-mode="lr-tb"/>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keep-together="true" fo:keep-together="auto"/>
    </style:style>
    <style:style style:name="Tabelle1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7.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writing-mode="lr-tb"/>
    </style:style>
    <style:style style:name="Tabelle18.A" style:family="table-column">
      <style:table-column-properties style:column-width="1.625cm"/>
    </style:style>
    <style:style style:name="Tabelle18.B" style:family="table-column">
      <style:table-column-properties style:column-width="1.842cm"/>
    </style:style>
    <style:style style:name="Tabelle18.C" style:family="table-column">
      <style:table-column-properties style:column-width="0.318cm"/>
    </style:style>
    <style:style style:name="Tabelle18.E" style:family="table-column">
      <style:table-column-properties style:column-width="2.251cm"/>
    </style:style>
    <style:style style:name="Tabelle18.F" style:family="table-column">
      <style:table-column-properties style:column-width="2.685cm"/>
    </style:style>
    <style:style style:name="Tabelle18.1" style:family="table-row">
      <style:table-row-properties style:keep-together="true" fo:keep-together="auto"/>
    </style:style>
    <style:style style:name="Tabel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writing-mode="lr-tb"/>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keep-together="true" fo:keep-together="auto"/>
    </style:style>
    <style:style style:name="Tabelle1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9.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writing-mode="lr-tb"/>
    </style:style>
    <style:style style:name="Tabelle20.A" style:family="table-column">
      <style:table-column-properties style:column-width="1.625cm"/>
    </style:style>
    <style:style style:name="Tabelle20.B" style:family="table-column">
      <style:table-column-properties style:column-width="1.499cm"/>
    </style:style>
    <style:style style:name="Tabelle20.C" style:family="table-column">
      <style:table-column-properties style:column-width="0.501cm"/>
    </style:style>
    <style:style style:name="Tabelle20.D" style:family="table-column">
      <style:table-column-properties style:column-width="2cm"/>
    </style:style>
    <style:style style:name="Tabelle20.E" style:family="table-column">
      <style:table-column-properties style:column-width="2.251cm"/>
    </style:style>
    <style:style style:name="Tabelle20.F" style:family="table-column">
      <style:table-column-properties style:column-width="2.685cm"/>
    </style:style>
    <style:style style:name="Tabelle20.1" style:family="table-row">
      <style:table-row-properties style:keep-together="true" fo:keep-together="auto"/>
    </style:style>
    <style:style style:name="Tabel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writing-mode="lr-tb"/>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keep-together="true" fo:keep-together="auto"/>
    </style:style>
    <style:style style:name="Tabelle2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writing-mode="lr-tb"/>
    </style:style>
    <style:style style:name="Tabelle22.A" style:family="table-column">
      <style:table-column-properties style:column-width="1.374cm"/>
    </style:style>
    <style:style style:name="Tabelle22.B" style:family="table-column">
      <style:table-column-properties style:column-width="1.75cm"/>
    </style:style>
    <style:style style:name="Tabelle22.C" style:family="table-column">
      <style:table-column-properties style:column-width="0.501cm"/>
    </style:style>
    <style:style style:name="Tabelle22.D" style:family="table-column">
      <style:table-column-properties style:column-width="2cm"/>
    </style:style>
    <style:style style:name="Tabelle22.E" style:family="table-column">
      <style:table-column-properties style:column-width="2.251cm"/>
    </style:style>
    <style:style style:name="Tabelle22.F" style:family="table-column">
      <style:table-column-properties style:column-width="2.685cm"/>
    </style:style>
    <style:style style:name="Tabelle22.1" style:family="table-row">
      <style:table-row-properties style:keep-together="true" fo:keep-together="auto"/>
    </style:style>
    <style:style style:name="Tabelle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637cm" fo:margin-left="-0.131cm" table:align="left" style:writing-mode="lr-tb"/>
    </style:style>
    <style:style style:name="Tabelle23.A" style:family="table-column">
      <style:table-column-properties style:column-width="2.782cm"/>
    </style:style>
    <style:style style:name="Tabelle23.B" style:family="table-column">
      <style:table-column-properties style:column-width="4.419cm"/>
    </style:style>
    <style:style style:name="Tabelle23.C" style:family="table-column">
      <style:table-column-properties style:column-width="9.437cm"/>
    </style:style>
    <style:style style:name="Tabelle23.1" style:family="table-row">
      <style:table-row-properties style:min-row-height="0.462cm" style:keep-together="true" fo:keep-together="auto"/>
    </style:style>
    <style:style style:name="Tabelle2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3.B2" style:family="table-cell">
      <style:table-cell-properties style:vertical-align="top" fo:padding-left="0.053cm" fo:padding-right="0.053cm" fo:padding-top="0cm" fo:padding-bottom="0cm" fo:border="none" style:writing-mode="lr-tb"/>
    </style:style>
    <style:style style:name="Tabelle23.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3.A6"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3.B6"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3.C6"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writing-mode="lr-tb"/>
    </style:style>
    <style:style style:name="Tabelle24.A" style:family="table-column">
      <style:table-column-properties style:column-width="1.625cm"/>
    </style:style>
    <style:style style:name="Tabelle24.B" style:family="table-column">
      <style:table-column-properties style:column-width="1.499cm"/>
    </style:style>
    <style:style style:name="Tabelle24.C" style:family="table-column">
      <style:table-column-properties style:column-width="0.501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1" style:family="table-row">
      <style:table-row-properties style:keep-together="true" fo:keep-together="auto"/>
    </style:style>
    <style:style style:name="Tabelle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writing-mode="lr-tb"/>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keep-together="true" fo:keep-together="auto"/>
    </style:style>
    <style:style style:name="Tabelle2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5.B2" style:family="table-cell">
      <style:table-cell-properties style:vertical-align="top" fo:padding-left="0.053cm" fo:padding-right="0.053cm" fo:padding-top="0cm" fo:padding-bottom="0cm" fo:border="none" style:writing-mode="lr-tb"/>
    </style:style>
    <style:style style:name="Tabelle25.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5.A5"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5.B5"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5.C5"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writing-mode="lr-tb"/>
    </style:style>
    <style:style style:name="Tabelle26.A" style:family="table-column">
      <style:table-column-properties style:column-width="1.625cm"/>
    </style:style>
    <style:style style:name="Tabelle26.B" style:family="table-column">
      <style:table-column-properties style:column-width="1.499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1" style:family="table-row">
      <style:table-row-properties style:keep-together="true" fo:keep-together="auto"/>
    </style:style>
    <style:style style:name="Tabelle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187cm" fo:margin-left="-0.145cm" table:align="left" style:writing-mode="lr-tb"/>
    </style:style>
    <style:style style:name="Tabelle27.A" style:family="table-column">
      <style:table-column-properties style:column-width="2.782cm"/>
    </style:style>
    <style:style style:name="Tabelle27.B" style:family="table-column">
      <style:table-column-properties style:column-width="3.969cm"/>
    </style:style>
    <style:style style:name="Tabelle27.C" style:family="table-column">
      <style:table-column-properties style:column-width="9.437cm"/>
    </style:style>
    <style:style style:name="Tabelle27.1" style:family="table-row">
      <style:table-row-properties style:min-row-height="0.462cm" style:keep-together="true" fo:keep-together="auto"/>
    </style:style>
    <style:style style:name="Tabelle2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7.B2" style:family="table-cell">
      <style:table-cell-properties style:vertical-align="top" fo:padding-left="0.053cm" fo:padding-right="0.053cm" fo:padding-top="0cm" fo:padding-bottom="0cm" fo:border="none" style:writing-mode="lr-tb"/>
    </style:style>
    <style:style style:name="Tabelle27.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7.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7.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7.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writing-mode="lr-tb"/>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1" style:family="table-row">
      <style:table-row-properties style:keep-together="true" fo:keep-together="auto"/>
    </style:style>
    <style:style style:name="Tabelle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writing-mode="lr-tb"/>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keep-together="true" fo:keep-together="auto"/>
    </style:style>
    <style:style style:name="Tabelle2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9.B2" style:family="table-cell">
      <style:table-cell-properties style:vertical-align="top" fo:padding-left="0.053cm" fo:padding-right="0.053cm" fo:padding-top="0cm" fo:padding-bottom="0cm" fo:border="none" style:writing-mode="lr-tb"/>
    </style:style>
    <style:style style:name="Tabelle29.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9.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9.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9.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writing-mode="lr-tb"/>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1" style:family="table-row">
      <style:table-row-properties style:keep-together="true" fo:keep-together="auto"/>
    </style:style>
    <style:style style:name="Tabelle3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writing-mode="lr-tb"/>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keep-together="true" fo:keep-together="auto"/>
    </style:style>
    <style:style style:name="Tabelle3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writing-mode="lr-tb"/>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1" style:family="table-row">
      <style:table-row-properties style:keep-together="true" fo:keep-together="auto"/>
    </style:style>
    <style:style style:name="Tabelle3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writing-mode="lr-tb"/>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keep-together="true" fo:keep-together="auto"/>
    </style:style>
    <style:style style:name="Tabelle3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33.B2" style:family="table-cell">
      <style:table-cell-properties style:vertical-align="top" fo:padding-left="0.053cm" fo:padding-right="0.053cm" fo:padding-top="0cm" fo:padding-bottom="0cm" fo:border="none" style:writing-mode="lr-tb"/>
    </style:style>
    <style:style style:name="Tabelle33.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33.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3.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writing-mode="lr-tb"/>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1" style:family="table-row">
      <style:table-row-properties style:keep-together="true" fo:keep-together="auto"/>
    </style:style>
    <style:style style:name="Tabelle3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writing-mode="lr-tb"/>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keep-together="true" fo:keep-together="auto"/>
    </style:style>
    <style:style style:name="Tabelle3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35.B2" style:family="table-cell">
      <style:table-cell-properties style:vertical-align="top" fo:padding-left="0.053cm" fo:padding-right="0.053cm" fo:padding-top="0cm" fo:padding-bottom="0cm" fo:border="none" style:writing-mode="lr-tb"/>
    </style:style>
    <style:style style:name="Tabelle35.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35.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5.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5.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writing-mode="lr-tb"/>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1" style:family="table-row">
      <style:table-row-properties style:keep-together="true" fo:keep-together="auto"/>
    </style:style>
    <style:style style:name="Tabelle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writing-mode="lr-tb"/>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keep-together="true" fo:keep-together="auto"/>
    </style:style>
    <style:style style:name="Tabelle3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37.B2" style:family="table-cell">
      <style:table-cell-properties style:vertical-align="top" fo:padding-left="0.053cm" fo:padding-right="0.053cm" fo:padding-top="0cm" fo:padding-bottom="0cm" fo:border="none" style:writing-mode="lr-tb"/>
    </style:style>
    <style:style style:name="Tabelle37.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37.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7.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writing-mode="lr-tb"/>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1" style:family="table-row">
      <style:table-row-properties style:keep-together="true" fo:keep-together="auto"/>
    </style:style>
    <style:style style:name="Tabelle3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writing-mode="lr-tb"/>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keep-together="true" fo:keep-together="auto"/>
    </style:style>
    <style:style style:name="Tabelle3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9.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9.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2" style:family="paragraph" style:parent-style-name="Standard">
      <style:paragraph-properties style:snap-to-layout-grid="false"/>
      <style:text-properties style:font-name="Arial" fo:font-weight="bold" style:font-weight-asian="bold" style:font-name-complex="Arial" style:font-weight-complex="bold"/>
    </style:style>
    <style:style style:name="P3" style:family="paragraph" style:parent-style-name="Standard">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style:snap-to-layout-grid="false"/>
      <style:text-properties style:font-name="Arial" fo:language="en" fo:country="GB" style:font-name-complex="Arial"/>
    </style:style>
    <style:style style:name="P6" style:family="paragraph" style:parent-style-name="Standard">
      <style:text-properties style:font-name="Arial" style:font-name-complex="Arial"/>
    </style:style>
    <style:style style:name="P7" style:family="paragraph" style:parent-style-name="Standard">
      <style:paragraph-properties style:snap-to-layout-grid="false"/>
      <style:text-properties style:font-name="Arial" style:font-name-complex="Arial"/>
    </style:style>
    <style:style style:name="P8" style:family="paragraph" style:parent-style-name="Standard">
      <style:text-properties style:font-name="Arial" style:font-name-complex="Arial" style:font-weight-complex="bold"/>
    </style:style>
    <style:style style:name="P9" style:family="paragraph" style:parent-style-name="Standard">
      <style:paragraph-properties style:snap-to-layout-grid="false"/>
      <style:text-properties style:font-name="Arial" style:font-name-complex="Arial" style:font-weight-complex="bold"/>
    </style:style>
    <style:style style:name="P10" style:family="paragraph" style:parent-style-name="Standard">
      <style:paragraph-properties style:snap-to-layout-grid="false"/>
      <style:text-properties style:font-name="Arial" fo:language="en" fo:country="US" style:font-name-complex="Arial"/>
    </style:style>
    <style:style style:name="P11" style:family="paragraph" style:parent-style-name="Standard">
      <style:paragraph-properties style:text-autospace="none"/>
      <style:text-properties style:font-name="Arial" fo:language="en" fo:country="US" style:font-name-complex="Arial"/>
    </style:style>
    <style:style style:name="P12" style:family="paragraph" style:parent-style-name="Standard">
      <style:paragraph-properties style:snap-to-layout-grid="false"/>
      <style:text-properties style:font-name="Arial" fo:font-size="10pt" style:font-size-asian="10pt" style:font-name-complex="Arial" style:font-size-complex="10pt"/>
    </style:style>
    <style:style style:name="P13" style:family="paragraph" style:parent-style-name="Standard">
      <style:text-properties style:font-name="Arial" fo:language="it" fo:country="IT" style:font-name-complex="Arial"/>
    </style:style>
    <style:style style:name="P14" style:family="paragraph" style:parent-style-name="Standard">
      <style:paragraph-properties style:snap-to-layout-grid="false"/>
    </style:style>
    <style:style style:name="P15" style:family="paragraph" style:parent-style-name="Standard">
      <style:paragraph-properties fo:orphans="0" fo:widows="0"/>
    </style:style>
    <style:style style:name="P16" style:family="paragraph" style:parent-style-name="Standard">
      <style:paragraph-properties fo:orphans="0" fo:widows="0" style:text-autospace="none"/>
    </style:style>
    <style:style style:name="P17" style:family="paragraph" style:parent-style-name="Standard">
      <style:paragraph-properties style:text-autospace="none"/>
    </style:style>
    <style:style style:name="P18" style:family="paragraph" style:parent-style-name="Standard">
      <style:text-properties fo:color="#000000" style:font-name="Arial" style:font-name-complex="Arial"/>
    </style:style>
    <style:style style:name="P19" style:family="paragraph" style:parent-style-name="Standard">
      <style:paragraph-properties style:snap-to-layout-grid="false"/>
      <style:text-properties fo:color="#000000" style:font-name="Arial" style:font-name-complex="Arial"/>
    </style:style>
    <style:style style:name="P20" style:family="paragraph" style:parent-style-name="Standard">
      <style:text-properties fo:color="#000000" style:font-name="Arial" fo:language="en" fo:country="US" style:font-name-complex="Arial"/>
    </style:style>
    <style:style style:name="P21" style:family="paragraph" style:parent-style-name="Standard">
      <style:paragraph-properties style:snap-to-layout-grid="false"/>
      <style:text-properties fo:color="#000000" style:font-name="Arial" fo:language="en" fo:country="US" style:font-name-complex="Arial"/>
    </style:style>
    <style:style style:name="P22" style:family="paragraph" style:parent-style-name="Standard">
      <style:paragraph-properties style:snap-to-layout-grid="false"/>
      <style:text-properties fo:color="#000000" style:font-name="Arial" fo:language="en" fo:country="GB" style:font-name-complex="Arial"/>
    </style:style>
    <style:style style:name="P23" style:family="paragraph" style:parent-style-name="Standard">
      <style:paragraph-properties style:snap-to-layout-grid="false"/>
      <style:text-properties fo:color="#000000" style:font-name="Arial" fo:language="it" fo:country="IT" style:font-name-complex="Arial"/>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style:snap-to-layout-grid="false"/>
      <style:text-properties fo:font-size="10pt" fo:language="en" fo:country="GB" style:font-size-asian="10pt" style:font-size-complex="10pt"/>
    </style:style>
    <style:style style:name="P26" style:family="paragraph" style:parent-style-name="Standard">
      <style:paragraph-properties>
        <style:tab-stops>
          <style:tab-stop style:position="0.58cm"/>
          <style:tab-stop style:position="5.08cm"/>
        </style:tab-stops>
      </style:paragraph-properties>
    </style:style>
    <style:style style:name="P27" style:family="paragraph" style:parent-style-name="Standard">
      <style:paragraph-properties loext:contextual-spacing="false" fo:margin-top="0cm" fo:margin-bottom="0.494cm" style:snap-to-layout-grid="false"/>
    </style:style>
    <style:style style:name="P28" style:family="paragraph" style:parent-style-name="Standard">
      <style:paragraph-properties loext:contextual-spacing="false" fo:margin-top="0cm" fo:margin-bottom="0.494cm" style:snap-to-layout-grid="false"/>
      <style:text-properties style:font-name="Arial" style:font-name-complex="Arial"/>
    </style:style>
    <style:style style:name="P29" style:family="paragraph" style:parent-style-name="Standard">
      <style:paragraph-properties loext:contextual-spacing="false" fo:margin-top="0.494cm" fo:margin-bottom="0.494cm"/>
    </style:style>
    <style:style style:name="P30" style:family="paragraph" style:parent-style-name="Standard">
      <style:paragraph-properties loext:contextual-spacing="false" fo:margin-top="0.494cm" fo:margin-bottom="0cm"/>
    </style:style>
    <style:style style:name="P31" style:family="paragraph" style:parent-style-name="Standard">
      <style:paragraph-properties loext:contextual-spacing="false" fo:margin-top="0.494cm" fo:margin-bottom="0cm"/>
      <style:text-properties style:font-name="Arial" fo:language="en" fo:country="GB" style:font-name-complex="Arial"/>
    </style:style>
    <style:style style:name="P32" style:family="paragraph" style:parent-style-name="Standard">
      <style:paragraph-properties loext:contextual-spacing="false" fo:margin-top="0.494cm" fo:margin-bottom="0cm"/>
      <style:text-properties style:font-name="Arial" style:font-name-complex="Arial"/>
    </style:style>
    <style:style style:name="P33" style:family="paragraph" style:parent-style-name="Standard">
      <style:paragraph-properties loext:contextual-spacing="false" fo:margin-left="0.499cm" fo:margin-right="0cm" fo:margin-top="0cm" fo:margin-bottom="0.494cm" fo:text-indent="-0.499cm" style:auto-text-indent="false" style:snap-to-layout-grid="false"/>
    </style:style>
    <style:style style:name="P34" style:family="paragraph" style:parent-style-name="Standard">
      <style:paragraph-properties loext:contextual-spacing="false" fo:margin-left="0.499cm" fo:margin-right="0cm" fo:margin-top="0.494cm" fo:margin-bottom="0.494cm" fo:text-indent="-0.499cm" style:auto-text-indent="false"/>
    </style:style>
    <style:style style:name="P35" style:family="paragraph" style:parent-style-name="Standard">
      <style:paragraph-properties loext:contextual-spacing="false" fo:margin-left="0.499cm" fo:margin-right="0cm" fo:margin-top="0.494cm" fo:margin-bottom="0.494cm" fo:text-indent="-0.499cm" style:auto-text-indent="false"/>
      <style:text-properties style:font-name="Arial" fo:language="en" fo:country="GB" style:font-name-complex="Arial"/>
    </style:style>
    <style:style style:name="P36" style:family="paragraph" style:parent-style-name="Standard">
      <style:paragraph-properties fo:margin-left="1.249cm" fo:margin-right="0cm" fo:text-indent="1.249cm" style:auto-text-indent="false"/>
    </style:style>
    <style:style style:name="P37" style:family="paragraph" style:parent-style-name="Standard">
      <style:paragraph-properties fo:margin-left="1.249cm" fo:margin-right="0cm" fo:orphans="0" fo:widows="0" fo:text-indent="1.249cm" style:auto-text-indent="false"/>
    </style:style>
    <style:style style:name="P38" style:family="paragraph" style:parent-style-name="Standard">
      <style:paragraph-properties fo:margin-left="1.249cm" fo:margin-right="0cm" fo:text-indent="1.249cm" style:auto-text-indent="false"/>
      <style:text-properties style:font-name="Arial" fo:language="en" fo:country="GB" style:font-name-complex="Arial"/>
    </style:style>
    <style:style style:name="P39" style:family="paragraph" style:parent-style-name="Standard">
      <style:paragraph-properties fo:margin-left="1.249cm" fo:margin-right="0cm" fo:orphans="0" fo:widows="0" fo:text-indent="1.249cm" style:auto-text-indent="false"/>
      <style:text-properties style:font-name="Arial" fo:language="en" fo:country="GB" style:font-name-complex="Arial"/>
    </style:style>
    <style:style style:name="P40" style:family="paragraph" style:parent-style-name="Standard">
      <style:paragraph-properties fo:margin-left="1.249cm" fo:margin-right="0cm" fo:orphans="0" fo:widows="0" fo:text-indent="1.249cm" style:auto-text-indent="false"/>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ext-properties style:font-name="Arial" fo:language="en" fo:country="US" style:font-name-complex="Arial"/>
    </style:style>
    <style:style style:name="P42" style:family="paragraph" style:parent-style-name="Normal1">
      <style:text-properties fo:language="en" fo:country="US"/>
    </style:style>
    <style:style style:name="P43" style:family="paragraph" style:parent-style-name="Normal1">
      <style:text-properties fo:font-size="14pt" fo:language="en" fo:country="GB" style:font-size-asian="14pt" style:font-size-complex="14pt"/>
    </style:style>
    <style:style style:name="P44" style:family="paragraph" style:parent-style-name="Standard_20__28_Web_29_">
      <style:text-properties fo:language="en" fo:country="GB"/>
    </style:style>
    <style:style style:name="P45" style:family="paragraph" style:parent-style-name="HTML_20_Vorformatiert">
      <style:text-properties style:font-name="Arial" fo:font-size="14pt" fo:font-weight="bold" style:font-size-asian="14pt" style:font-weight-asian="bold" style:font-name-complex="Arial" style:font-size-complex="14pt"/>
    </style:style>
    <style:style style:name="P46" style:family="paragraph" style:parent-style-name="Standard" style:master-page-name="Standard">
      <style:paragraph-properties fo:margin-left="0cm" fo:margin-right="-0.199cm" fo:text-align="start" style:justify-single-word="false" fo:orphans="2" fo:widows="2" fo:hyphenation-ladder-count="no-limit" fo:text-indent="0cm" style:auto-text-indent="false" style:page-number="auto" style:writing-mode="lr-tb">
        <style:tab-stops>
          <style:tab-stop style:position="16.113cm" style:type="right"/>
        </style:tab-stops>
      </style:paragraph-properties>
      <style:text-properties fo:hyphenate="false" fo:hyphenation-remain-char-count="2" fo:hyphenation-push-char-count="2"/>
    </style:style>
    <style:style style:name="P47" style:family="paragraph" style:parent-style-name="Standard" style:list-style-name="WW8Num2"/>
    <style:style style:name="P48" style:family="paragraph" style:parent-style-name="Standard" style:list-style-name="WW8Num2">
      <style:paragraph-properties fo:orphans="0" fo:widows="0" style:text-autospace="none"/>
    </style:style>
    <style:style style:name="P49" style:family="paragraph" style:parent-style-name="Standard" style:list-style-name="WW8Num2">
      <style:paragraph-properties style:text-autospace="none"/>
      <style:text-properties style:font-name="Arial" fo:language="en" fo:country="US" style:font-name-complex="Arial"/>
    </style:style>
    <style:style style:name="P50" style:family="paragraph" style:parent-style-name="Standard" style:list-style-name="WW8Num2">
      <style:text-properties style:font-name="Arial" style:font-name-complex="Arial"/>
    </style:style>
    <style:style style:name="P51" style:family="paragraph" style:parent-style-name="Standard" style:list-style-name="WW8Num2">
      <style:paragraph-properties style:text-autospace="none"/>
      <style:text-properties style:font-name="Arial" style:font-name-complex="Arial"/>
    </style:style>
    <style:style style:name="P52" style:family="paragraph" style:parent-style-name="Standard" style:list-style-name="WW8Num3">
      <style:text-properties style:font-name="Arial" style:font-name-complex="Arial"/>
    </style:style>
    <style:style style:name="P53" style:family="paragraph" style:parent-style-name="Standard" style:list-style-name="WW8Num2">
      <style:text-properties style:font-name="Arial" fo:language="en" fo:country="GB" style:font-name-complex="Arial"/>
    </style:style>
    <style:style style:name="P54" style:family="paragraph" style:parent-style-name="Standard" style:list-style-name="WW8Num2">
      <style:paragraph-properties style:text-autospace="none"/>
      <style:text-properties style:font-name="Arial" fo:language="en" fo:country="GB" style:font-name-complex="Arial"/>
    </style:style>
    <style:style style:name="P55" style:family="paragraph" style:parent-style-name="Standard" style:list-style-name="WW8Num3">
      <style:text-properties style:font-name="Arial" fo:language="en" fo:country="GB" style:font-name-complex="Arial"/>
    </style:style>
    <style:style style:name="P56" style:family="paragraph" style:parent-style-name="Standard" style:list-style-name="WW8Num3"/>
    <style:style style:name="P57"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58" style:family="paragraph" style:parent-style-name="Heading_20_1">
      <style:paragraph-properties fo:margin-left="2.54cm" fo:margin-right="0cm" fo:orphans="2" fo:widows="2" fo:text-indent="1.291cm" style:auto-text-indent="false"/>
    </style:style>
    <style:style style:name="P59" style:family="paragraph" style:parent-style-name="Heading_20_1" style:list-style-name="">
      <style:paragraph-properties fo:margin-left="0cm" fo:margin-right="0cm" fo:text-align="start" style:justify-single-word="false" fo:orphans="2" fo:widows="2" fo:text-indent="0cm" style:auto-text-indent="false"/>
      <style:text-properties fo:font-size="14pt" fo:language="en" fo:country="US" style:font-size-asian="14pt" style:font-size-complex="14pt"/>
    </style:style>
    <style:style style:name="P60"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1" style:family="paragraph" style:parent-style-name="Heading_20_2" style:list-style-name="">
      <style:paragraph-properties fo:margin-left="0cm" fo:margin-right="0cm" fo:text-align="start" style:justify-single-word="false" fo:orphans="2" fo:widows="2" fo:text-indent="0cm" style:auto-text-indent="false"/>
      <style:text-properties fo:font-size="14pt" fo:language="en" fo:country="GB" style:font-size-asian="14pt" style:font-size-complex="14pt"/>
    </style:style>
    <style:style style:name="P62" style:family="paragraph" style:parent-style-name="Heading_20_2" style:list-style-name="">
      <style:paragraph-properties fo:margin-left="0cm" fo:margin-right="0cm" fo:text-align="start" style:justify-single-word="false" fo:orphans="2" fo:widows="2" fo:text-indent="0cm" style:auto-text-indent="false"/>
      <style:text-properties fo:font-size="14pt" style:font-size-asian="14pt" style:font-size-complex="14pt"/>
    </style:style>
    <style:style style:name="P63" style:family="paragraph" style:parent-style-name="Heading_20_2" style:list-style-name="">
      <style:paragraph-properties fo:margin-left="0cm" fo:margin-right="0cm" fo:text-align="start" style:justify-single-word="false" fo:orphans="2" fo:widows="2" fo:text-indent="0cm" style:auto-text-indent="false"/>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asian="Arial" style:font-name-complex="Arial"/>
    </style:style>
    <style:style style:name="T5" style:family="text">
      <style:text-properties style:font-name="Arial" fo:language="en" fo:country="GB" fo:font-weight="bold" style:font-weight-asian="bold" style:font-name-complex="Arial" style:font-weight-complex="bold"/>
    </style:style>
    <style:style style:name="T6" style:family="text">
      <style:text-properties style:font-name="Arial" fo:font-weight="bold" style:font-weight-asian="bold" style:font-name-complex="Arial" style:font-weight-complex="bold"/>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style:font-name="Arial" fo:language="en" fo:country="US" style:font-name-complex="Arial"/>
    </style:style>
    <style:style style:name="T9" style:family="text">
      <style:text-properties style:font-name="Arial" style:font-name-asian="Arial" style:font-name-complex="Arial"/>
    </style:style>
    <style:style style:name="T10" style:family="text">
      <style:text-properties style:font-name="Arial" fo:language="it" fo:country="IT" style:font-name-complex="Arial"/>
    </style:style>
    <style:style style:name="T11" style:family="text">
      <style:text-properties fo:language="en" fo:country="GB"/>
    </style:style>
    <style:style style:name="T12" style:family="text">
      <style:text-properties fo:font-size="16pt" fo:language="en" fo:country="GB" style:text-underline-style="none" style:font-size-asian="16pt" style:font-size-complex="16pt"/>
    </style:style>
    <style:style style:name="T13" style:family="text">
      <style:text-properties fo:font-size="16pt" fo:language="en" fo:country="GB" style:text-underline-style="none" style:font-name-asian="Arial" style:font-size-asian="16pt" style:font-size-complex="16pt"/>
    </style:style>
    <style:style style:name="T14" style:family="text">
      <style:text-properties style:font-name="Symbol" style:font-name-asian="Symbol" style:font-name-complex="Symbol"/>
    </style:style>
    <style:style style:name="T15" style:family="text">
      <style:text-properties style:font-name="Symbol" fo:language="en" fo:country="GB" style:font-name-asian="Symbol" style:font-name-complex="Symbol"/>
    </style:style>
    <style:style style:name="T16" style:family="text">
      <style:text-properties fo:color="#000000" style:font-name="Arial" style:font-name-complex="Arial"/>
    </style:style>
    <style:style style:name="T17" style:family="text">
      <style:text-properties fo:color="#000000" style:font-name="Arial" fo:language="en" fo:country="US" style:font-name-complex="Arial"/>
    </style:style>
    <style:style style:name="T18" style:family="text">
      <style:text-properties fo:color="#000000" style:font-name="Arial" fo:language="en" fo:country="GB" style:font-name-complex="Arial"/>
    </style:style>
    <style:style style:name="fr1" style:family="graphic" style:parent-style-name="Graphics">
      <style:graphic-properties fo:margin-left="0cm" fo:margin-right="0cm" style:vertical-pos="top" style:vertical-rel="baseline" fo:background-color="transparent"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text:tab/></text:span><text:span text:style-name="T3">Munich, 2</text:span><text:span text:style-name="T3">6</text:span><text:span text:style-name="T3">.</text:span><text:span text:style-name="T3">6</text:span><text:span text:style-name="T3">.201</text:span><text:span text:style-name="T3">5</text:span></text:p>
      <text:p text:style-name="P1"/>
      <text:p text:style-name="P1"/>
      <text:h text:style-name="P58" text:outline-level="1"><text:span text:style-name="T13"><text:s text:c="5"/></text:span><text:span text:style-name="T12">Profile of Mr. Dipl. Ing. (FH) Markus Hopf</text:span></text:h>
      <text:p text:style-name="P44"/>
      <table:table table:name="Tabelle1" table:style-name="Tabelle1">
        <table:table-column table:style-name="Tabelle1.A"/>
        <table:table-column table:style-name="Tabelle1.B"/>
        <table:table-row table:style-name="Tabelle1.1">
          <table:table-cell table:style-name="Tabelle1.A1" office:value-type="string">
            <text:p text:style-name="P2">Picture:</text:p>
          </table:table-cell>
          <table:table-cell table:style-name="Tabelle1.A1" office:value-type="string">
            <text:p text:style-name="P14"><draw:frame draw:style-name="fr1" draw:name="Bild1" text:anchor-type="as-char" svg:width="6.376cm" svg:height="8.911cm" draw:z-index="0"><draw:image xlink:href="Pictures/200000070000293E00003A9B5E9F46E8.wmf" xlink:type="simple" xlink:show="embed" xlink:actuate="onLoad"/></draw:frame></text:p>
            <text:p text:style-name="P14"/>
          </table:table-cell>
        </table:table-row>
        <table:table-row table:style-name="Tabelle1.1">
          <table:table-cell table:style-name="Tabelle1.A1" office:value-type="string">
            <text:p text:style-name="P2">Skills:</text:p>
          </table:table-cell>
          <table:table-cell table:style-name="Tabelle1.A1" office:value-type="string">
            <text:p text:style-name="P27"><text:span text:style-name="T14"></text:span><text:span text:style-name="T11">      </text:span><text:span text:style-name="T3">Dipl.-Ing. engineer technical science</text:span></text:p>
            <text:p text:style-name="P29"><text:span text:style-name="T14"></text:span><text:span text:style-name="T11">      C</text:span><text:span text:style-name="T3">ertified Spring Professional</text:span></text:p>
            <text:p text:style-name="P29"><text:span text:style-name="T14"></text:span><text:span text:style-name="T11">      </text:span><text:span text:style-name="T3">Sun Certified Java Programmer</text:span></text:p>
            <text:p text:style-name="P29"><text:span text:style-name="T14"></text:span><text:span text:style-name="T11">      </text:span><text:span text:style-name="T3">Sun Enterprise Trainer</text:span></text:p>
            <text:p text:style-name="P29"><text:span text:style-name="T14"></text:span><text:span text:style-name="T11">      </text:span><text:span text:style-name="T3">Sun Certified Enterprise Architect</text:span></text:p>
            <text:p text:style-name="P29"><text:span text:style-name="T14"></text:span><text:span text:style-name="T11">      </text:span><text:span text:style-name="T3">OMG Certified UML Professional</text:span></text:p>
            <text:p text:style-name="P30"><text:span text:style-name="T14"></text:span><text:span text:style-name="T11">      </text:span><text:span text:style-name="T3">IBM Certified XML Professional</text:span></text:p>
            <text:p text:style-name="P30"/>
          </table:table-cell>
        </table:table-row>
        <table:table-row table:style-name="Tabelle1.1">
          <table:table-cell table:style-name="Tabelle1.A1" office:value-type="string">
            <text:p text:style-name="P14"><text:span text:style-name="T6">Interested Topic </text:span><text:span text:style-name="T7">Overview</text:span><text:span text:style-name="T6">:</text:span></text:p>
          </table:table-cell>
          <table:table-cell table:style-name="Tabelle1.A1" office:value-type="string">
            <text:p text:style-name="P33"><text:span text:style-name="T14"></text:span><text:span text:style-name="T11">      </text:span><text:span text:style-name="T3">System – and Enterprise Consulting</text:span></text:p>
            <text:p text:style-name="P34"><text:span text:style-name="T14"></text:span><text:span text:style-name="T11">      </text:span><text:span text:style-name="T3">Coordination of Projects</text:span></text:p>
            <text:p text:style-name="P34"><text:span text:style-name="T14"></text:span><text:span text:style-name="T11">      </text:span><text:span text:style-name="T3">Wicket Development</text:span></text:p>
            <text:p text:style-name="P35"><text:soft-page-break/></text:p>
            <text:p text:style-name="P34"><text:span text:style-name="T15"></text:span><text:span text:style-name="T3">     </text:span><text:span text:style-name="T4"> </text:span><text:span text:style-name="T3">Spring</text:span></text:p>
            <text:p text:style-name="P34"><text:span text:style-name="T15"></text:span><text:span text:style-name="T3">     </text:span><text:span text:style-name="T4"> </text:span><text:span text:style-name="T3">Design and Analysis with UML</text:span></text:p>
            <text:p text:style-name="P34"><text:span text:style-name="T15"></text:span><text:span text:style-name="T3">     </text:span><text:span text:style-name="T4"> </text:span><text:span text:style-name="T3">Distributed multi tier applications with </text:span><text:span text:style-name="T1">JEE / </text:span><text:span text:style-name="T3">J2EE</text:span></text:p>
            <text:list xml:id="list5181701434716919659" text:style-name="WW8Num2">
              <text:list-item>
                <text:p text:style-name="P48"><text:span text:style-name="T9"><text:s text:c="3"/></text:span><text:span text:style-name="T1">REST Webservices</text:span></text:p>
              </text:list-item>
            </text:list>
            <text:p text:style-name="P34"><text:span text:style-name="T14"></text:span><text:span text:style-name="T11">      </text:span><text:span text:style-name="T3">JSP, Java-Servlets, EJB’s</text:span></text:p>
            <text:p text:style-name="P34"><text:span text:style-name="T14"></text:span><text:span text:style-name="T11">      </text:span><text:span text:style-name="T3">EAI solutions</text:span></text:p>
            <text:p text:style-name="P34"><text:span text:style-name="T14"></text:span><text:span text:style-name="T11">      </text:span><text:span text:style-name="T3">Webapplications and E-Commerce architectures</text:span></text:p>
            <text:p text:style-name="P34"><text:span text:style-name="T14"></text:span><text:span text:style-name="T11">      </text:span><text:span text:style-name="T3">Courses for IT themes and Programming languages</text:span></text:p>
            <text:p text:style-name="P34"><text:span text:style-name="T14"></text:span><text:span text:style-name="T11">      </text:span><text:span text:style-name="T3">Objectoriented software development</text:span></text:p>
            <text:p text:style-name="P34"><text:span text:style-name="T14"></text:span><text:span text:style-name="T11">      C</text:span><text:span text:style-name="T3">onception and development of Client/Server-Applications</text:span></text:p>
          </table:table-cell>
        </table:table-row>
        <table:table-row table:style-name="Tabelle1.1">
          <table:table-cell table:style-name="Tabelle1.A1" office:value-type="string">
            <text:p text:style-name="P2">Availability:</text:p>
          </table:table-cell>
          <table:table-cell table:style-name="Tabelle1.A1" office:value-type="string">
            <text:p text:style-name="P29"><text:span text:style-name="T3">In 100% availability projects i can start not before </text:span><text:span text:style-name="T5">1. </text:span><text:span text:style-name="T5">August</text:span><text:span text:style-name="T5"> 201</text:span><text:span text:style-name="T5">5</text:span><text:span text:style-name="T3">.</text:span></text:p>
            <text:p text:style-name="P31"> </text:p>
          </table:table-cell>
        </table:table-row>
        <table:table-row table:style-name="Tabelle1.1">
          <table:table-cell table:style-name="Tabelle1.A1" office:value-type="string">
            <text:p text:style-name="P2">Location:</text:p>
          </table:table-cell>
          <table:table-cell table:style-name="Tabelle1.A1" office:value-type="string">
            <text:p text:style-name="P29"><text:span text:style-name="T3">For longer projects </text:span><text:span text:style-name="T5">Munich</text:span><text:span text:style-name="T3"> is the prefered location.</text:span></text:p>
            <text:p text:style-name="P31"> </text:p>
          </table:table-cell>
        </table:table-row>
        <table:table-row table:style-name="Tabelle1.1">
          <table:table-cell table:style-name="Tabelle1.A1" office:value-type="string">
            <text:p text:style-name="P2">Conditions:</text:p>
          </table:table-cell>
          <table:table-cell table:style-name="Tabelle1.A1" office:value-type="string">
            <text:p text:style-name="P27"><text:span text:style-name="T6">80 €</text:span><text:span text:style-name="T1"> per hour.</text:span></text:p>
            <text:p text:style-name="P32"> </text:p>
          </table:table-cell>
        </table:table-row>
        <table:table-row table:style-name="Tabelle1.1">
          <table:table-cell table:style-name="Tabelle1.A1" office:value-type="string">
            <text:p text:style-name="P2">Experience since:</text:p>
          </table:table-cell>
          <table:table-cell table:style-name="Tabelle1.A1" office:value-type="string">
            <text:p text:style-name="P28">about 24 years</text:p>
            <text:p text:style-name="P32"> </text:p>
          </table:table-cell>
        </table:table-row>
        <table:table-row table:style-name="Tabelle1.1">
          <table:table-cell table:style-name="Tabelle1.A1" office:value-type="string">
            <text:p text:style-name="P2">Birthday:</text:p>
          </table:table-cell>
          <table:table-cell table:style-name="Tabelle1.A1" office:value-type="string">
            <text:p text:style-name="P28">13.02.1968</text:p>
            <text:p text:style-name="P30"/>
          </table:table-cell>
        </table:table-row>
        <table:table-row table:style-name="Tabelle1.1">
          <table:table-cell table:style-name="Tabelle1.A1" office:value-type="string">
            <text:p text:style-name="P2">Address:</text:p>
          </table:table-cell>
          <table:table-cell table:style-name="Tabelle1.A1" office:value-type="string">
            <text:p text:style-name="P9">Dipl. Ing. (FH) Hopf, Markus</text:p>
            <text:p text:style-name="P8">Klara-Ziegler-Bogen 53, D-81739 München</text:p>
            <text:p text:style-name="P8">Mobil: <text:s/>+49 (0)172 / 95 94 59 0</text:p>
            <text:p text:style-name="Standard"><text:span text:style-name="T2">E-Mail: <text:s text:c="9"/></text:span><text:a xlink:type="simple" xlink:href="mailto:markus.hopf@t-online.de" text:style-name="Internet_20_link" text:visited-style-name="Visited_20_Internet_20_Link"><text:span text:style-name="Internet_20_link"><text:span text:style-name="T1">info@hopf-it.de</text:span></text:span></text:a></text:p>
            <text:p text:style-name="Standard"><text:span text:style-name="T2">Homepage: </text:span><text:span text:style-name="T1"><text:s/></text:span><text:a xlink:type="simple" xlink:href="http://www.e.hopf-it.de/" text:style-name="Internet_20_link" text:visited-style-name="Visited_20_Internet_20_Link"><text:span text:style-name="Internet_20_link"><text:span text:style-name="T1">www.e.hopf-it.de</text:span></text:span></text:a></text:p>
            <text:p text:style-name="Standard"><text:span text:style-name="T2">Mobilepage:</text:span><text:span text:style-name="T1"> </text:span><text:a xlink:type="simple" xlink:href="http://www.m.hopf-it.de/" text:style-name="Internet_20_link" text:visited-style-name="Visited_20_Internet_20_Link"><text:span text:style-name="Internet_20_link"><text:span text:style-name="T1">www.m.hopf-it.de</text:span></text:span></text:a></text:p>
            <text:p text:style-name="Standard"><text:span text:style-name="T2">German: </text:span><text:span text:style-name="T1"><text:s text:c="6"/></text:span><text:a xlink:type="simple" xlink:href="http://home.t-online.de/home/markus.hopf/" text:style-name="Internet_20_link" text:visited-style-name="Visited_20_Internet_20_Link"><text:span text:style-name="Internet_20_link"><text:span text:style-name="T1">www.hopf-it.de</text:span></text:span></text:a></text:p>
            <text:p text:style-name="Standard"/>
          </table:table-cell>
        </table:table-row>
      </table:table>
      <text:p text:style-name="Normal1"/>
      <text:p text:style-name="Normal1"/>
      <text:h text:style-name="P59" text:outline-level="1"><text:soft-page-break/>Past projects:</text:h>
      <text:p text:style-name="P42"/>
      <text:h text:style-name="P61" text:outline-level="2">Online portal for ambulant, medical services - OPAL Web-Application</text:h>
      <text:p text:style-name="P43"/>
      <text:p text:style-name="Standard"><text:span text:style-name="T3">Branch: Health Insurance</text:span> </text:p>
      <text:p text:style-name="Standard"/>
      <text:p text:style-name="Standard"><text:span text:style-name="T3">References<text:tab/></text:span><text:a xlink:type="simple" xlink:href="http://www.kvb.de/" text:style-name="Internet_20_link" text:visited-style-name="Visited_20_Internet_20_Link"><text:span text:style-name="Internet_20_link"><text:span text:style-name="T1">http://www.kvb.de</text:span></text:span></text:a></text:p>
      <text:p text:style-name="P37"><text:span text:style-name="T3">Co. KV</text:span><text:span text:style-name="T3">B</text:span><text:span text:style-name="T1"> in Munich. Contact person Mr. Matthias Geiss.</text:span> </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10">since</text:p>
          </table:table-cell>
          <table:table-cell table:style-name="Tabelle2.B1" office:value-type="string">
            <text:p text:style-name="P10">09/2012</text:p>
          </table:table-cell>
          <table:table-cell table:style-name="Tabelle2.B1" office:value-type="string">
            <text:p text:style-name="P10">-</text:p>
          </table:table-cell>
          <table:table-cell table:style-name="Tabelle2.B1" office:value-type="string">
            <text:p text:style-name="P10">now</text:p>
          </table:table-cell>
          <table:table-cell table:style-name="Tabelle2.B1" office:value-type="string">
            <text:p text:style-name="P10"/>
          </table:table-cell>
          <table:table-cell table:style-name="Tabelle2.F1" office:value-type="string">
            <text:p text:style-name="P10"/>
          </table:table-cell>
        </table:table-row>
      </table:table>
      <text:p text:style-name="P17"/>
      <text:list xml:id="list712262640823514989" text:style-name="WW8Num4">
        <text:list-item>
          <text:p text:style-name="P57">Development of the online portal OPAL</text:p>
        </text:list-item>
        <text:list-item>
          <text:p text:style-name="P57">Extention of existing service interfaces</text:p>
        </text:list-item>
        <text:list-item>
          <text:p text:style-name="P57">Spring Core for Dependency Injection</text:p>
        </text:list-item>
        <text:list-item>
          <text:p text:style-name="P57">Spring Web Flow for page navigation</text:p>
        </text:list-item>
        <text:list-item>
          <text:p text:style-name="P57">Spring Restful WebService implementation</text:p>
        </text:list-item>
        <text:list-item>
          <text:p text:style-name="P57">Spring authentification and authorisation<text:tab/></text:p>
        </text:list-item>
        <text:list-item>
          <text:p text:style-name="P57">Browser plausibility with JavaScript</text:p>
        </text:list-item>
        <text:list-item>
          <text:p text:style-name="P57">Continues Delivery with FeatureToggles</text:p>
        </text:list-item>
        <text:list-item>
          <text:p text:style-name="P57">Dynamic configuration of features with Framework 'Togglz'</text:p>
        </text:list-item>
        <text:list-item>
          <text:p text:style-name="P57">Webservice requests with SoapUI</text:p>
        </text:list-item>
        <text:list-item>
          <text:p text:style-name="P57">Agile DB migration with flywayDB</text:p>
        </text:list-item>
        <text:list-item>
          <text:p text:style-name="P57">Programming with Java 7</text:p>
        </text:list-item>
        <text:list-item>
          <text:p text:style-name="P57">Creation of SQL Scripts</text:p>
        </text:list-item>
        <text:list-item>
          <text:p text:style-name="P57">Serverside validation with Rhino Script Engine</text:p>
        </text:list-item>
        <text:list-item>
          <text:p text:style-name="P57">XSLT transformation of data to Sciphox and EHD format</text:p>
        </text:list-item>
        <text:list-item>
          <text:p text:style-name="P57">Further development of the JSP pages</text:p>
        </text:list-item>
        <text:list-item>
          <text:p text:style-name="P57">WebTests with JUnit and Selenium Browser Plugin</text:p>
        </text:list-item>
        <text:list-item>
          <text:p text:style-name="P57">Configuration of Jenkins Jobs for CI, NB and INT environment</text:p>
        </text:list-item>
        <text:list-item>
          <text:p text:style-name="P57">Timeline versioning of business change requests</text:p>
        </text:list-item>
        <text:list-item>
          <text:p text:style-name="P57">Usage of Jenkins plugins</text:p>
        </text:list-item>
        <text:list-item>
          <text:p text:style-name="P57">Configuration of Jenkins Jobs for CI, NB and INT environment</text:p>
        </text:list-item>
        <text:list-item>
          <text:p text:style-name="P57">Usage of Gradle and Maven as build tools</text:p>
        </text:list-item>
        <text:list-item>
          <text:p text:style-name="P57">Release management with maven release plugin</text:p>
        </text:list-item>
        <text:list-item>
          <text:p text:style-name="P57">Assembling and deploment with maven</text:p>
        </text:list-item>
        <text:list-item>
          <text:p text:style-name="P57">Maintainance of data in integration</text:p>
        </text:list-item>
        <text:list-item>
          <text:p text:style-name="P57">Development of ORACLE SQL statements for ABN and Production</text:p>
        </text:list-item>
        <text:list-item>
          <text:p text:style-name="P57">Defining of SQL scripts for DB handover process</text:p>
        </text:list-item>
        <text:list-item>
          <text:p text:style-name="P57">Maintainance of data with PL/SQL scripts</text:p>
        </text:list-item>
        <text:list-item>
          <text:p text:style-name="P57">File exchange formats .json and .yml</text:p>
        </text:list-item>
        <text:list-item>
          <text:p text:style-name="P57">Asynchron processing over ONDES and KV-Connect interface</text:p>
        </text:list-item>
        <text:list-item>
          <text:p text:style-name="P57">Test Driven Development - TDD</text:p>
        </text:list-item>
        <text:list-item>
          <text:p text:style-name="P57">WebTests with JUnit and Selenium browser plugin</text:p>
        </text:list-item>
        <text:list-item>
          <text:p text:style-name="P57">Load Tests of Webservices with SoapUI</text:p>
        </text:list-item>
        <text:list-item>
          <text:p text:style-name="P57">Threading and Web Load-Tests with LoadUIWeb</text:p>
        </text:list-item>
        <text:list-item>
          <text:p text:style-name="P57">Remote Wartung via Secure Shell (SSH) and odin</text:p>
        </text:list-item>
        <text:list-item>
          <text:p text:style-name="P57">Documentation of medical reports in the online portal (OPAL)</text:p>
        </text:list-item>
        <text:list-item>
          <text:p text:style-name="P57">Submission of electronic documentation to the KVB</text:p>
        </text:list-item>
        <text:list-item>
          <text:p text:style-name="P57"><text:soft-page-break/>Export of data to Sciphox xml format</text:p>
        </text:list-item>
        <text:list-item>
          <text:p text:style-name="P57">Support of the following medical documentations:</text:p>
        </text:list-item>
        <text:list-item>
          <text:p text:style-name="P57">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57">New development of medical documentations like Hörgeräte, Molekulargenetik and Sozialpsychiatrie</text:p>
        </text:list-item>
        <text:list-item>
          <text:p text:style-name="P57">Extention of the online documentation OPAL for medicians</text:p>
        </text:list-item>
        <text:list-item>
          <text:p text:style-name="P57">Scrum with Daily Standup and Retrospective</text:p>
        </text:list-item>
      </text:list>
      <text:p text:style-name="P11"/>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Realized with:</text:p>
          </table:table-cell>
          <table:table-cell table:style-name="Tabelle3.A1" office:value-type="string">
            <text:p text:style-name="P19">Operatingsystems</text:p>
          </table:table-cell>
          <table:table-cell table:style-name="Tabelle3.A1" office:value-type="string">
            <text:p text:style-name="P19">Windows 7, Linux</text:p>
          </table:table-cell>
        </table:table-row>
        <table:table-row table:style-name="Tabelle3.1">
          <table:table-cell table:style-name="Tabelle3.A1" office:value-type="string">
            <text:p text:style-name="P12"/>
          </table:table-cell>
          <table:table-cell table:style-name="Tabelle3.A1" office:value-type="string">
            <text:p text:style-name="P7">Database</text:p>
          </table:table-cell>
          <table:table-cell table:style-name="Tabelle3.A1" office:value-type="string">
            <text:p text:style-name="P14"><text:span text:style-name="T17">Oracle 11g</text:span><text:span text:style-name="T16"> </text:span></text:p>
          </table:table-cell>
        </table:table-row>
        <table:table-row table:style-name="Tabelle3.1">
          <table:table-cell table:style-name="Tabelle3.A1" office:value-type="string">
            <text:p text:style-name="P24"/>
          </table:table-cell>
          <table:table-cell table:style-name="Tabelle3.A1" office:value-type="string">
            <text:p text:style-name="P19">Developmenttools</text:p>
            <text:p text:style-name="P18">Tools</text:p>
          </table:table-cell>
          <table:table-cell table:style-name="Tabelle3.A1" office:value-type="string">
            <text:p text:style-name="P21">J2SE 7, STS - Spring Tool Suite, Kepler Eclipse Java EE IDE for Web Developers, Tomcat 7, Jenkins Flow Plugins, Flyway, WinSCP, putty, Nexus, SONAR, ONDES, KV-Connect, Linux, PdfBox, Lombok, Gradle, 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Normal1"/>
      <text:p text:style-name="P42"><text:s/></text:p>
      <text:p text:style-name="P42"/>
      <text:h text:style-name="P61" text:outline-level="2">Web Wiki/Community Angeln.de (Fishing website)</text:h>
      <text:p text:style-name="P43"/>
      <text:p text:style-name="Standard"><text:span text:style-name="T3">Branch: </text:span><text:span text:style-name="T1">Softwarehouse, Startup Company, Printmedia</text:span> </text:p>
      <text:p text:style-name="Standard"/>
      <text:p text:style-name="Standard"><text:span text:style-name="T3">References<text:tab/></text:span><text:a xlink:type="simple" xlink:href="http://www.angeln.de/" text:style-name="Internet_20_link" text:visited-style-name="Visited_20_Internet_20_Link"><text:span text:style-name="Internet_20_link"><text:span text:style-name="T1">http://www.angeln.de</text:span></text:span></text:a></text:p>
      <text:p text:style-name="P3">References<text:tab/>http://www.woont.com</text:p>
      <text:p text:style-name="P37"><text:span text:style-name="T3">Co. </text:span><text:span text:style-name="T1">Woont in Munich. Contact person Mr. Dirk Wermuth.</text:span> </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10">since</text:p>
          </table:table-cell>
          <table:table-cell table:style-name="Tabelle4.B1" office:value-type="string">
            <text:p text:style-name="P10">10/2011</text:p>
          </table:table-cell>
          <table:table-cell table:style-name="Tabelle4.B1" office:value-type="string">
            <text:p text:style-name="P10">-</text:p>
          </table:table-cell>
          <table:table-cell table:style-name="Tabelle4.B1" office:value-type="string">
            <text:p text:style-name="P10">08/2012</text:p>
          </table:table-cell>
          <table:table-cell table:style-name="Tabelle4.B1" office:value-type="string">
            <text:p text:style-name="P10">with</text:p>
          </table:table-cell>
          <table:table-cell table:style-name="Tabelle4.F1" office:value-type="string">
            <text:p text:style-name="P10">11 months</text:p>
          </table:table-cell>
        </table:table-row>
      </table:table>
      <text:p text:style-name="P17"/>
      <text:list xml:id="list40594631" text:continue-numbering="true" text:style-name="WW8Num4">
        <text:list-item>
          <text:p text:style-name="P57">Complete relauch in a small team</text:p>
        </text:list-item>
        <text:list-item>
          <text:p text:style-name="P57">Development of a Social-, Community-, Shop- Web-Application</text:p>
        </text:list-item>
        <text:list-item>
          <text:p text:style-name="P57">Implementation of various Web-Applications around www.angeln.de</text:p>
        </text:list-item>
        <text:list-item>
          <text:p text:style-name="P57">Web-Frontend, Shop, Editor and Admin realized as Web-Apps</text:p>
        </text:list-item>
        <text:list-item>
          <text:p text:style-name="P57">Integration of social networking pages, linkage to other Web-Apps of the domain</text:p>
        </text:list-item>
        <text:list-item>
          <text:p text:style-name="P57">Data import with SQL scripts and java importer</text:p>
        </text:list-item>
        <text:list-item>
          <text:p text:style-name="P57">Development with Glassfish, Embedded Glassfish and Embedded Jetty</text:p>
        </text:list-item>
        <text:list-item>
          <text:p text:style-name="P57">Creation of generic, reusage of Ajax Wicket components</text:p>
        </text:list-item>
        <text:list-item>
          <text:p text:style-name="P57"><text:soft-page-break/>Extensive development of Ajax components for Web 2.0</text:p>
        </text:list-item>
        <text:list-item>
          <text:p text:style-name="P57">Searching and sorting of datatables with Ajax</text:p>
        </text:list-item>
        <text:list-item>
          <text:p text:style-name="P57">Usage of tables with paging navigator and ListView</text:p>
        </text:list-item>
        <text:list-item>
          <text:p text:style-name="P57">Programming of image galleries with DataViews</text:p>
        </text:list-item>
        <text:list-item>
          <text:p text:style-name="P57">Dynamic menus with changing contexts</text:p>
        </text:list-item>
        <text:list-item>
          <text:p text:style-name="P57">Working with Wicket IModel variations like PropertyModel and CompoundPropertyModel</text:p>
        </text:list-item>
        <text:list-item>
          <text:p text:style-name="P57">Layers Design Pattern - Design and call of interfaces to the backend</text:p>
        </text:list-item>
        <text:list-item>
          <text:p text:style-name="P57">Implemention of SEO (Search Engine Optimization) techniques</text:p>
        </text:list-item>
        <text:list-item>
          <text:p text:style-name="P57">Localized URL generation in various languages</text:p>
        </text:list-item>
        <text:list-item>
          <text:p text:style-name="P57">Persistance layer with EJB, JPA and Criteria API</text:p>
        </text:list-item>
        <text:list-item>
          <text:p text:style-name="P57">Geolocating of addresses with EJB Timer Bean</text:p>
        </text:list-item>
        <text:list-item>
          <text:p text:style-name="P57">Google Maps integration with JavaScript Google API</text:p>
        </text:list-item>
        <text:list-item>
          <text:p text:style-name="P57">Bean validation over various layers using JSR 303</text:p>
        </text:list-item>
        <text:list-item>
          <text:p text:style-name="P57">Maintainance of the persistance service</text:p>
        </text:list-item>
        <text:list-item>
          <text:p text:style-name="P57">Schema maintainance and enhancements for the database</text:p>
        </text:list-item>
        <text:list-item>
          <text:p text:style-name="P57">Implementation of image and logo uploads</text:p>
        </text:list-item>
        <text:list-item>
          <text:p text:style-name="P57">Cropping and converting of images with ImageMagick API</text:p>
        </text:list-item>
        <text:list-item>
          <text:p text:style-name="P57">Image converting using im4java API for various web formates</text:p>
        </text:list-item>
        <text:list-item>
          <text:p text:style-name="P57">Usage of Maven Multi Modules with personalized profiles</text:p>
        </text:list-item>
        <text:list-item>
          <text:p text:style-name="P57">CSS adjustments and CSS generation using less compiler</text:p>
        </text:list-item>
        <text:list-item>
          <text:p text:style-name="P57">Bugtracking system OTRS</text:p>
        </text:list-item>
        <text:list-item>
          <text:p text:style-name="P57">Continues integration and nightly build using Jenkins</text:p>
        </text:list-item>
        <text:list-item>
          <text:p text:style-name="P57">Spring Dependency Injection Integration DI</text:p>
        </text:list-item>
        <text:list-item>
          <text:p text:style-name="P57">CSS and JavaScript development and debugging with Firebug plugin for Firefox</text:p>
        </text:list-item>
        <text:list-item>
          <text:p text:style-name="P57">Usage of EclEmma coverage eclipse plugin</text:p>
        </text:list-item>
        <text:list-item>
          <text:p text:style-name="P57">Generic programming using java generics</text:p>
        </text:list-item>
        <text:list-item>
          <text:p text:style-name="P57">Consequent usage of JUnit regressions tests, standard technologies and standard tools for development </text:p>
        </text:list-item>
      </text:list>
      <text:p text:style-name="P11"/>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9">Realized with:</text:p>
          </table:table-cell>
          <table:table-cell table:style-name="Tabelle5.A1" office:value-type="string">
            <text:p text:style-name="P19">Operatingsystems</text:p>
          </table:table-cell>
          <table:table-cell table:style-name="Tabelle5.A1" office:value-type="string">
            <text:p text:style-name="P19">Windows 7, Linux, Ubuntu </text:p>
          </table:table-cell>
        </table:table-row>
        <table:table-row table:style-name="Tabelle5.1">
          <table:table-cell table:style-name="Tabelle5.A1" office:value-type="string">
            <text:p text:style-name="P12"/>
          </table:table-cell>
          <table:table-cell table:style-name="Tabelle5.A1" office:value-type="string">
            <text:p text:style-name="P7">Database</text:p>
          </table:table-cell>
          <table:table-cell table:style-name="Tabelle5.A1" office:value-type="string">
            <text:p text:style-name="P14"><text:span text:style-name="T17">PostgreSQL 9</text:span><text:span text:style-name="T16"> </text:span></text:p>
          </table:table-cell>
        </table:table-row>
        <table:table-row table:style-name="Tabelle5.1">
          <table:table-cell table:style-name="Tabelle5.A1" office:value-type="string">
            <text:p text:style-name="P24"/>
          </table:table-cell>
          <table:table-cell table:style-name="Tabelle5.A1" office:value-type="string">
            <text:p text:style-name="P19">Developmenttools</text:p>
            <text:p text:style-name="P18">Tools</text:p>
          </table:table-cell>
          <table:table-cell table:style-name="Tabelle5.A1" office:value-type="string">
            <text:p text:style-name="P14"><text:span text:style-name="T17">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text:span><text:span text:style-name="T17">DB, gforge, tickspot, MindMap Freeplane, im4java, ImageMagick, GraphicsMagick, jQuery, less, JCrop, OTRS, Facebook, Twitter, YouTube, Google Maps API, fancyBox</text:span><text:span text:style-name="T3"> </text:span></text:p>
          </table:table-cell>
        </table:table-row>
      </table:table>
      <text:p text:style-name="Normal1"/>
      <text:p text:style-name="Normal1"/>
      <text:p text:style-name="Normal1"/>
      <text:h text:style-name="P61" text:outline-level="2"><text:soft-page-break/>JEE Tariff Calculator and Webservice</text:h>
      <text:p text:style-name="P3">Branch: insurance</text:p>
      <text:p text:style-name="P3">References<text:tab/>http://www.lv1871.de</text:p>
      <text:p text:style-name="P39">Co. LV1871 in Munich. Contact person Mr. Alexander Gold.</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10">since</text:p>
          </table:table-cell>
          <table:table-cell table:style-name="Tabelle6.B1" office:value-type="string">
            <text:p text:style-name="P10">07/2009</text:p>
          </table:table-cell>
          <table:table-cell table:style-name="Tabelle6.B1" office:value-type="string">
            <text:p text:style-name="P10">-</text:p>
          </table:table-cell>
          <table:table-cell table:style-name="Tabelle6.B1" office:value-type="string">
            <text:p text:style-name="P10">07/2011</text:p>
          </table:table-cell>
          <table:table-cell table:style-name="Tabelle6.B1" office:value-type="string">
            <text:p text:style-name="P10">with</text:p>
          </table:table-cell>
          <table:table-cell table:style-name="Tabelle6.F1" office:value-type="string">
            <text:p text:style-name="P10">25 months</text:p>
          </table:table-cell>
        </table:table-row>
      </table:table>
      <text:p text:style-name="P17"/>
      <text:list xml:id="list40592338" text:continue-list="list5181701434716919659" text:style-name="WW8Num2">
        <text:list-item>
          <text:p text:style-name="P49">Relaunch/Development of the existing Tariff Calculator software with Apache Wicket Framework</text:p>
        </text:list-item>
        <text:list-item>
          <text:p text:style-name="P49">Development/Maintainance of the existing Tariff Calculator software with Apache Struts</text:p>
        </text:list-item>
        <text:list-item>
          <text:p text:style-name="P49">Components with usage of Wicket HTML markup inheritage development</text:p>
        </text:list-item>
        <text:list-item>
          <text:p text:style-name="P49">Development of advanced Gui funktionality beond the Wicket Extentions (like "close button" on tabulators)</text:p>
        </text:list-item>
        <text:list-item>
          <text:p text:style-name="P49">Wicket Ajax component development </text:p>
        </text:list-item>
        <text:list-item>
          <text:p text:style-name="P49">Development of company web based components</text:p>
        </text:list-item>
        <text:list-item>
          <text:p text:style-name="P49">Css and JavaScript development and diagnosis with Firebug Plugin for Firefox</text:p>
        </text:list-item>
        <text:list-item>
          <text:p text:style-name="P49">Generating of path notation with Bindgen utility and @Bindable annotation for typ save Wicket ID's</text:p>
        </text:list-item>
        <text:list-item>
          <text:p text:style-name="P49">Extention handler for XStream and Castor marshallers for object to XML generators</text:p>
        </text:list-item>
        <text:list-item>
          <text:p text:style-name="P49">Implementation of the BiPRO insurance webservice standard</text:p>
        </text:list-item>
        <text:list-item>
          <text:p text:style-name="P49">Schema validation and WSDL generation</text:p>
        </text:list-item>
        <text:list-item>
          <text:p text:style-name="P49">Design of complex element inheritance in XSD schemas</text:p>
        </text:list-item>
        <text:list-item>
          <text:p text:style-name="P49">Usage of JAX-WS webservice framework</text:p>
        </text:list-item>
        <text:list-item>
          <text:p text:style-name="P49">JAXB XML marshalling resp. XML serialisation to java</text:p>
        </text:list-item>
        <text:list-item>
          <text:p text:style-name="P49">Generic programing because of java generics usage</text:p>
        </text:list-item>
        <text:list-item>
          <text:p text:style-name="P49">Loadtests with SoapUI against the webservice implementation</text:p>
        </text:list-item>
        <text:list-item>
          <text:p text:style-name="P49">Design of the technical and logical validation of the webservice</text:p>
        </text:list-item>
        <text:list-item>
          <text:p text:style-name="P49">Development of various XML namespaces</text:p>
        </text:list-item>
        <text:list-item>
          <text:p text:style-name="P49">Implementation of various insurance tariffs</text:p>
        </text:list-item>
        <text:list-item>
          <text:p text:style-name="P49">Extentions on the existing tariff software</text:p>
        </text:list-item>
        <text:list-item>
          <text:p text:style-name="P49">Maintainance of the productiv pattform</text:p>
        </text:list-item>
        <text:list-item>
          <text:p text:style-name="P49">PDF generation with Apache FOP</text:p>
        </text:list-item>
        <text:list-item>
          <text:p text:style-name="P49">XSL transformation in several steps up till to printable XSL-FO documents</text:p>
        </text:list-item>
        <text:list-item>
          <text:p text:style-name="P49">Strict validation of XSL templates and XSL-FO elements</text:p>
        </text:list-item>
        <text:list-item>
          <text:p text:style-name="P49">Integration of the printable XSL-FO documents into the webapplication</text:p>
        </text:list-item>
        <text:list-item>
          <text:p text:style-name="P49">Refacturing of the exception handling</text:p>
        </text:list-item>
        <text:list-item>
          <text:p text:style-name="P49">Maintainance of the intranet and Wiki</text:p>
        </text:list-item>
        <text:list-item>
          <text:p text:style-name="P49">Consistent Usage of JUnit regression tests, standard technologies and standard tools for development</text:p>
        </text:list-item>
        <text:list-item>
          <text:p text:style-name="P49">Spring integration</text:p>
        </text:list-item>
        <text:list-item>
          <text:p text:style-name="P51">Usage of Core Spring for better Testing</text:p>
        </text:list-item>
        <text:list-item>
          <text:p text:style-name="P49">Usage of various JEE / J2EE Pattern like SessionFacade, ServiceLayer, Transfer Object Assembler, DTO, DAO, ...</text:p>
        </text:list-item>
        <text:list-item>
          <text:p text:style-name="P49">COBOL *.cpy integration, calls to tariff calculator cores</text:p>
        </text:list-item>
        <text:list-item>
          <text:p text:style-name="P49">Automated XML printjobs</text:p>
        </text:list-item>
        <text:list-item>
          <text:p text:style-name="P49">Implementation of lucene search engine functionality</text:p>
        </text:list-item>
        <text:list-item>
          <text:p text:style-name="P49">Usage of EclEmma Coverage Eclipse Plugin</text:p>
        </text:list-item>
      </text:list>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9">Realized with:</text:p>
          </table:table-cell>
          <table:table-cell table:style-name="Tabelle7.A1" office:value-type="string">
            <text:p text:style-name="P19">Operatingsystems</text:p>
          </table:table-cell>
          <table:table-cell table:style-name="Tabelle7.A1" office:value-type="string">
            <text:p text:style-name="P19">Windows 7, Windows Vista, Windows XP, Linux, AIX</text:p>
          </table:table-cell>
        </table:table-row>
        <text:soft-page-break/>
        <table:table-row table:style-name="Tabelle7.1">
          <table:table-cell table:style-name="Tabelle7.A1" office:value-type="string">
            <text:p text:style-name="P12"/>
          </table:table-cell>
          <table:table-cell table:style-name="Tabelle7.A1" office:value-type="string">
            <text:p text:style-name="P7">Database</text:p>
          </table:table-cell>
          <table:table-cell table:style-name="Tabelle7.A1" office:value-type="string">
            <text:p text:style-name="P19">HDB, DB2</text:p>
          </table:table-cell>
        </table:table-row>
        <table:table-row table:style-name="Tabelle7.1">
          <table:table-cell table:style-name="Tabelle7.A1" office:value-type="string">
            <text:p text:style-name="P24"/>
          </table:table-cell>
          <table:table-cell table:style-name="Tabelle7.A1" office:value-type="string">
            <text:p text:style-name="P19">Developmenttools</text:p>
            <text:p text:style-name="P18">Tools</text:p>
          </table:table-cell>
          <table:table-cell table:style-name="Tabelle7.A1" office:value-type="string">
            <text:p text:style-name="P5">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6"/>
      <text:p text:style-name="P45">Smartphone Web and App Development</text:p>
      <text:p text:style-name="Standard"><text:span text:style-name="T3">Branch: </text:span><text:span text:style-name="T1">Entertainment</text:span></text:p>
      <text:p text:style-name="P16"><text:span text:style-name="T3">References<text:tab/></text:span><text:a xlink:type="simple" xlink:href="http://www.androidzoom.com/android_applications/trivial+dice/by_matching" text:style-name="Internet_20_link" text:visited-style-name="Visited_20_Internet_20_Link"><text:span text:style-name="Internet_20_link"><text:span text:style-name="T1">http://www.androidzoom.com/android_applications/trivial+dice/by_matching</text:span></text:span></text:a></text:p>
      <text:p text:style-name="P16"><text:span text:style-name="T3"><text:tab/></text:span><text:a xlink:type="simple" xlink:href="http://www.m.hopf-it.de/" text:style-name="Internet_20_link" text:visited-style-name="Visited_20_Internet_20_Link"><text:span text:style-name="Internet_20_link"><text:span text:style-name="T1">http://www.m.hopf-it.de</text:span></text:span></text:a></text:p>
      <text:p text:style-name="P40"><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10">since</text:p>
          </table:table-cell>
          <table:table-cell table:style-name="Tabelle8.B1" office:value-type="string">
            <text:p text:style-name="P7">09/2010</text:p>
          </table:table-cell>
          <table:table-cell table:style-name="Tabelle8.B1" office:value-type="string">
            <text:p text:style-name="P10">-</text:p>
          </table:table-cell>
          <table:table-cell table:style-name="Tabelle8.B1" office:value-type="string">
            <text:p text:style-name="P7">10/2010</text:p>
          </table:table-cell>
          <table:table-cell table:style-name="Tabelle8.B1" office:value-type="string">
            <text:p text:style-name="P10">with</text:p>
          </table:table-cell>
          <table:table-cell table:style-name="Tabelle8.F1" office:value-type="string">
            <text:p text:style-name="P10">1 months</text:p>
          </table:table-cell>
        </table:table-row>
      </table:table>
      <text:p text:style-name="P17"/>
      <text:list xml:id="list40576551" text:continue-numbering="true" text:style-name="WW8Num2">
        <text:list-item>
          <text:p text:style-name="P50"/>
        </text:list-item>
        <text:list-item>
          <text:p text:style-name="P50">WebApp Development for Smartphones</text:p>
        </text:list-item>
        <text:list-item>
          <text:p text:style-name="P50">Usage of iui - User Interface (UI) Framework from Google</text:p>
        </text:list-item>
        <text:list-item>
          <text:p text:style-name="P50">Development of the own homepage in mobile format</text:p>
        </text:list-item>
        <text:list-item>
          <text:p text:style-name="P50">Development of a Simple dice which rolls in 2D grafic, if you tap the screen</text:p>
        </text:list-item>
        <text:list-item>
          <text:p text:style-name="P50">Game development: Trivial Dice</text:p>
        </text:list-item>
        <text:list-item>
          <text:p text:style-name="P50">Conception of the layout</text:p>
        </text:list-item>
        <text:list-item>
          <text:p text:style-name="P50">Design of the graphic</text:p>
        </text:list-item>
        <text:list-item>
          <text:p text:style-name="P50">Development of the statemachine</text:p>
        </text:list-item>
        <text:list-item>
          <text:p text:style-name="P50">External event handling</text:p>
        </text:list-item>
        <text:list-item>
          <text:p text:style-name="P50">Consideration of different resolutions</text:p>
        </text:list-item>
        <text:list-item>
          <text:p text:style-name="P50">Testing of various devices with emulator</text:p>
        </text:list-item>
        <text:list-item>
          <text:p text:style-name="P50">JUnitTest suite for the App</text:p>
        </text:list-item>
        <text:list-item>
          <text:p text:style-name="P50">Lite version with reduced feature set</text:p>
        </text:list-item>
        <text:list-item>
          <text:p text:style-name="P50">Pro version with different access rights</text:p>
        </text:list-item>
        <text:list-item>
          <text:p text:style-name="P50">Playing of audio file</text:p>
        </text:list-item>
        <text:list-item>
          <text:p text:style-name="P50">Familiarization with the Anroid SDK and Google iui, JQTouch Framework</text:p>
        </text:list-item>
        <text:list-item>
          <text:p text:style-name="P50">Multi lingual description</text:p>
        </text:list-item>
        <text:list-item>
          <text:p text:style-name="P50">Versioning in Android Market</text:p>
        </text:list-item>
      </text:list>
      <text:p text:style-name="P11"/>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9">Realized with:</text:p>
          </table:table-cell>
          <table:table-cell table:style-name="Tabelle9.A1" office:value-type="string">
            <text:p text:style-name="P19">Operatingsystems</text:p>
          </table:table-cell>
          <table:table-cell table:style-name="Tabelle9.A1" office:value-type="string">
            <text:p text:style-name="P19">Windows 7</text:p>
          </table:table-cell>
        </table:table-row>
        <table:table-row table:style-name="Tabelle9.1">
          <table:table-cell table:style-name="Tabelle9.A1" office:value-type="string">
            <text:p text:style-name="P12"/>
          </table:table-cell>
          <table:table-cell table:style-name="Tabelle9.A1" office:value-type="string">
            <text:p text:style-name="P7">Database</text:p>
          </table:table-cell>
          <table:table-cell table:style-name="Tabelle9.A1" office:value-type="string">
            <text:p text:style-name="P19">-</text:p>
          </table:table-cell>
        </table:table-row>
        <table:table-row table:style-name="Tabelle9.1">
          <table:table-cell table:style-name="Tabelle9.A1" office:value-type="string">
            <text:p text:style-name="P24"/>
          </table:table-cell>
          <table:table-cell table:style-name="Tabelle9.A1" office:value-type="string">
            <text:p text:style-name="P19">Developmenttools</text:p>
            <text:p text:style-name="P18">Tools</text:p>
          </table:table-cell>
          <table:table-cell table:style-name="Tabelle9.A1" office:value-type="string">
            <text:p text:style-name="P5">J2SE 6.0, Eclipse 3.x, Google iui Framework, JQTouch Framework, Android SDK, Eclipse Plugin, JUnit</text:p>
          </table:table-cell>
        </table:table-row>
      </table:table>
      <text:h text:style-name="P63" text:outline-level="2"><text:soft-page-break/></text:h>
      <text:h text:style-name="P60" text:outline-level="2">JEE Webapplications for Ring Back Tones</text:h>
      <text:p text:style-name="P3">Branch: telecom</text:p>
      <text:p text:style-name="P3">References<text:tab/>http://www.ect-telecoms.de</text:p>
      <text:p text:style-name="P37"><text:span text:style-name="T3">Co. ect-telecoms in Munich. Contact person Mr.</text:span><text:span text:style-name="T8"> Robert Parkes,</text:span><text:span text:style-name="T3"> Mr. Hans Huber, Mr.</text:span><text:span text:style-name="T8"> Ahmed Ferdous</text:span><text:span text:style-name="T3">.</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10">since</text:p>
          </table:table-cell>
          <table:table-cell table:style-name="Tabelle10.B1" office:value-type="string">
            <text:p text:style-name="P10">09/2008</text:p>
          </table:table-cell>
          <table:table-cell table:style-name="Tabelle10.B1" office:value-type="string">
            <text:p text:style-name="P10">-</text:p>
          </table:table-cell>
          <table:table-cell table:style-name="Tabelle10.B1" office:value-type="string">
            <text:p text:style-name="P10">06/2009</text:p>
          </table:table-cell>
          <table:table-cell table:style-name="Tabelle10.B1" office:value-type="string">
            <text:p text:style-name="P10">with</text:p>
          </table:table-cell>
          <table:table-cell table:style-name="Tabelle10.F1" office:value-type="string">
            <text:p text:style-name="P10">10 months</text:p>
          </table:table-cell>
        </table:table-row>
      </table:table>
      <text:list xml:id="list40599363" text:continue-numbering="true" text:style-name="WW8Num2">
        <text:list-item>
          <text:p text:style-name="P54">Creation of Webapplications with Tomcat, JSP, Spring and Hibernate</text:p>
        </text:list-item>
        <text:list-item>
          <text:p text:style-name="P54">HTTP Authentication with Basic and Spring XwsSecurity methode</text:p>
        </text:list-item>
        <text:list-item>
          <text:p text:style-name="P49">Porting respectively migrating the integration layers from Oracle to HSQL database</text:p>
        </text:list-item>
        <text:list-item>
          <text:p text:style-name="P49">Porting of Oracle schemas and data to HSQL database</text:p>
        </text:list-item>
        <text:list-item>
          <text:p text:style-name="P49">Realization of a standalone reference web client as a presentation application</text:p>
        </text:list-item>
        <text:list-item>
          <text:p text:style-name="P49">Implementation of a Soap Services with JAXB to upload binary content</text:p>
        </text:list-item>
        <text:list-item>
          <text:p text:style-name="P49">Configuration of ant scripts and make them runable under LINUX and Windows</text:p>
        </text:list-item>
        <text:list-item>
          <text:p text:style-name="P49">Extension of the Soap core component with new features</text:p>
        </text:list-item>
        <text:list-item>
          <text:p text:style-name="P49">Publishing the new features as web service</text:p>
        </text:list-item>
        <text:list-item>
          <text:p text:style-name="P49">Porting the Codehouse XFire web service architecture to Spring WS respectively Apache CXF Framework</text:p>
        </text:list-item>
        <text:list-item>
          <text:p text:style-name="P49">Mobile Communication over USSD Service Codes and XML-RPC.</text:p>
        </text:list-item>
        <text:list-item>
          <text:p text:style-name="P49">MDA UML transformation to XSD</text:p>
        </text:list-item>
        <text:list-item>
          <text:p text:style-name="P49">XSD schema definition for automatic generation of the model and soap classes</text:p>
        </text:list-item>
        <text:list-item>
          <text:p text:style-name="P49">JAXB XML marshalling respectively XML Serialization to Java</text:p>
        </text:list-item>
        <text:list-item>
          <text:p text:style-name="P51">Basic Apache webserver configuration</text:p>
        </text:list-item>
        <text:list-item>
          <text:p text:style-name="P49">Remote installation and deployment onto customer servers</text:p>
        </text:list-item>
        <text:list-item>
          <text:p text:style-name="P49">Creation of Spring, maven and ant configurations</text:p>
        </text:list-item>
        <text:list-item>
          <text:p text:style-name="P49">Error tracking with Jira as bug tracking system</text:p>
        </text:list-item>
        <text:list-item>
          <text:p text:style-name="P49">Initialization and introduction of Apache Continuum as Nightly Build process, JUnit Tests, Nightly Build, SVN Tags and Branches, measure of test coverage, Intranet Wiki.</text:p>
        </text:list-item>
        <text:list-item>
          <text:p text:style-name="P49">Load tests for Soap web services with soapUI</text:p>
        </text:list-item>
        <text:list-item>
          <text:p text:style-name="P51">jUnit regression tests</text:p>
        </text:list-item>
        <text:list-item>
          <text:p text:style-name="P49">Consequent usage of JUnit regression tests, standard technologies and standard tools in the development</text:p>
        </text:list-item>
        <text:list-item>
          <text:p text:style-name="P49">Team communication and documentation completely in English</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9">Realized with:</text:p>
          </table:table-cell>
          <table:table-cell table:style-name="Tabelle11.A1" office:value-type="string">
            <text:p text:style-name="P19">Operatingsystems</text:p>
          </table:table-cell>
          <table:table-cell table:style-name="Tabelle11.A1" office:value-type="string">
            <text:p text:style-name="P19">Windows; Linux</text:p>
          </table:table-cell>
        </table:table-row>
        <table:table-row table:style-name="Tabelle11.1">
          <table:table-cell table:style-name="Tabelle11.A1" office:value-type="string">
            <text:p text:style-name="P12"/>
          </table:table-cell>
          <table:table-cell table:style-name="Tabelle11.A1" office:value-type="string">
            <text:p text:style-name="P7">Database</text:p>
          </table:table-cell>
          <table:table-cell table:style-name="Tabelle11.A1" office:value-type="string">
            <text:p text:style-name="P7">Oracle, HSQL</text:p>
          </table:table-cell>
        </table:table-row>
        <table:table-row table:style-name="Tabelle11.1">
          <table:table-cell table:style-name="Tabelle11.A1" office:value-type="string">
            <text:p text:style-name="P24"/>
          </table:table-cell>
          <table:table-cell table:style-name="Tabelle11.A1" office:value-type="string">
            <text:p text:style-name="P19">Developmenttools</text:p>
            <text:p text:style-name="P18">Tools</text:p>
          </table:table-cell>
          <table:table-cell table:style-name="Tabelle11.A1" office:value-type="string">
            <text:p text:style-name="P21">J2SE 5.0, GIMP PictureEditor, ColorZilla Colorpicker, FireFTP, Notepad++, </text:p>
            <text:p text:style-name="P20">Cygwin, HSQL, ORACLE10g, Eclipse 3.4, Tomcat5.5, Live HTTP headers, SQuirreL DBViewer, </text:p>
            <text:p text:style-name="Standard"><text:span text:style-name="T17">SQLDevelper, </text:span><text:span text:style-name="T8">SQLPlus, </text:span><text:span text:style-name="T17">DbVisualizer, VNC, 7-Zip, Tortoise, Subversion SVN, WinSCP, PuTTY, Jira Bugtracking, </text:span></text:p>
            <text:p text:style-name="P20">Clearspace, Thunderbird, Firefox, Ace WINScreen, Windows XP, Linux Ubunto, Spring, Hibernate, ehcache, OSGi, commons, </text:p>
            <text:p text:style-name="P20">myfaces, xalan, xerces, JUnit, httpUnit, ant, maven, Codehouse XFire, Apache CXF, </text:p>
            <text:p text:style-name="P20"><text:soft-page-break/>XML-RPC, redstone XML-RPC library, GSM Services, EMF (Eclipse Modelling Framework), GMF (Graphical Modelling Framework), SOAP, Spring WebService, jstl, acegi security,</text:p>
            <text:p text:style-name="P20">JavaScript, JavaScript Debugger Venkman, clover and emma test coverage Frameworks, </text:p>
            <text:p text:style-name="P20">Apache CXF Webservice framework, soapUI, UML Enterprise Architect, StarUML</text:p>
          </table:table-cell>
        </table:table-row>
      </table:table>
      <text:h text:style-name="P61" text:outline-level="2">J2EE accounting system for health insurance (nPROD)</text:h>
      <text:p text:style-name="P3">Branch: health insurance</text:p>
      <text:p text:style-name="P3">References<text:tab/>http://www.azh.de</text:p>
      <text:p text:style-name="P39">Co. VSA/azh in Munich. Contact person Mr. Weber, Mr. Herrman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7">since</text:p>
          </table:table-cell>
          <table:table-cell table:style-name="Tabelle12.B1" office:value-type="string">
            <text:p text:style-name="P7">04/2006</text:p>
          </table:table-cell>
          <table:table-cell table:style-name="Tabelle12.B1" office:value-type="string">
            <text:p text:style-name="P7">-</text:p>
          </table:table-cell>
          <table:table-cell table:style-name="Tabelle12.B1" office:value-type="string">
            <text:p text:style-name="P7">08/2008</text:p>
          </table:table-cell>
          <table:table-cell table:style-name="Tabelle12.B1" office:value-type="string">
            <text:p text:style-name="P7">with</text:p>
          </table:table-cell>
          <table:table-cell table:style-name="Tabelle12.F1" office:value-type="string">
            <text:p text:style-name="P7">28 months</text:p>
          </table:table-cell>
        </table:table-row>
      </table:table>
      <text:list xml:id="list40603743" text:continue-numbering="true" text:style-name="WW8Num2">
        <text:list-item>
          <text:p text:style-name="P53">New product development of an automatic accounting system for health- and auxiliary material</text:p>
        </text:list-item>
        <text:list-item>
          <text:p text:style-name="P53">Analysis and design with UML 2.1</text:p>
        </text:list-item>
        <text:list-item>
          <text:p text:style-name="P53">Requirement analysis and review with buisness and domain experts</text:p>
        </text:list-item>
        <text:list-item>
          <text:p text:style-name="P53">Use Case description with the CASE Tool MagicDraw</text:p>
        </text:list-item>
        <text:list-item>
          <text:p text:style-name="P53">MDA usage for the persistance layer</text:p>
        </text:list-item>
        <text:list-item>
          <text:p text:style-name="P53">Usage of a persistence framework (Marvin) for the modelling of the DB</text:p>
        </text:list-item>
        <text:list-item>
          <text:p text:style-name="P53">Modelling of GUI workflows with the CASE Tool MagicDraw</text:p>
        </text:list-item>
        <text:list-item>
          <text:p text:style-name="P53">Usage of a GUI workflow framework</text:p>
        </text:list-item>
        <text:list-item>
          <text:p text:style-name="P50">SWING masks with GidBagLayout</text:p>
        </text:list-item>
        <text:list-item>
          <text:p text:style-name="P53">Extensive usage of CVS (Tagging, Branching, Merging)</text:p>
        </text:list-item>
        <text:list-item>
          <text:p text:style-name="P53">Rule based approach for frequently changing requirements</text:p>
        </text:list-item>
        <text:list-item>
          <text:p text:style-name="P53">Migration of the project to the Spring application framework</text:p>
        </text:list-item>
        <text:list-item>
          <text:p text:style-name="P53">Migration of the existing data to the new structure using CSV files</text:p>
        </text:list-item>
        <text:list-item>
          <text:p text:style-name="P53">Adaptation of the data structures for the data import</text:p>
        </text:list-item>
        <text:list-item>
          <text:p text:style-name="P53">Data import from ABDA pharmacy position data</text:p>
        </text:list-item>
        <text:list-item>
          <text:p text:style-name="P53">Electronic data exchange (DTA) with health insurance company</text:p>
        </text:list-item>
        <text:list-item>
          <text:p text:style-name="P53">JUnit-Tests for the buisness logic and the GUI </text:p>
        </text:list-item>
        <text:list-item>
          <text:p text:style-name="P53">Quality ensured with 80% JUnit test coverage and CheckStyle coding conventions</text:p>
        </text:list-item>
        <text:list-item>
          <text:p text:style-name="P50">Maintainance and rollout</text:p>
        </text:list-item>
        <text:list-item>
          <text:p text:style-name="P53">Attendance of the project from begining to the end (product version 1.0)</text:p>
        </text:list-item>
        <text:list-item>
          <text:p text:style-name="P53">Incrementell approach on database changes with update scripts</text:p>
        </text:list-item>
        <text:list-item>
          <text:p text:style-name="P53">Practical experience with a reference database</text:p>
        </text:list-item>
        <text:list-item>
          <text:p text:style-name="P53">Automatic price calculation for diverse health insurance funds in southern germany</text:p>
        </text:list-item>
        <text:list-item>
          <text:p text:style-name="P53">Tasks: master data, price calculation, prescription position management, master agreement, DTA key management.</text:p>
        </text:list-item>
        <text:list-item>
          <text:p text:style-name="P53">Development of an account software nPROD for automatic recipe prosessing.</text:p>
        </text:list-item>
        <text:list-item>
          <text:p text:style-name="P53">Communication with an understaffed domain department.</text:p>
        </text:list-item>
        <text:list-item>
          <text:p text:style-name="P53">Quality enhancement with cupling- and dependency metrics</text:p>
        </text:list-item>
      </text:list>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9">Realized with:</text:p>
          </table:table-cell>
          <table:table-cell table:style-name="Tabelle13.B1" office:value-type="string">
            <text:p text:style-name="P19">Operatingsystems</text:p>
          </table:table-cell>
          <table:table-cell table:style-name="Tabelle13.C1" office:value-type="string">
            <text:p text:style-name="P19">Windows</text:p>
          </table:table-cell>
        </table:table-row>
        <table:table-row table:style-name="Tabelle13.1">
          <table:table-cell table:style-name="Tabelle13.A2" office:value-type="string">
            <text:p text:style-name="P24"/>
          </table:table-cell>
          <table:table-cell table:style-name="Tabelle13.B2" office:value-type="string">
            <text:p text:style-name="P19">Developmenttools</text:p>
            <text:p text:style-name="P18">Tools</text:p>
          </table:table-cell>
          <table:table-cell table:style-name="Tabelle13.C2" office:value-type="string">
            <text:p text:style-name="P21">J2SE 5.0, Eclipse 3.3, Jbossrules, Drools Regel-Engine, RuleEngine, Castor as XML Mapper, Clover for Testcoverage, JUnit for Programtests, CheckStyle, ANTLR (ANother Tool for Language Recognition) Parser Generator, Ant, JReport Presentationtool/FOP, Marvin proprietary <text:soft-page-break/>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61" text:outline-level="2">J2EE WebShop</text:h>
      <text:p text:style-name="P3">Branch: eCommerce</text:p>
      <text:p text:style-name="P3">References<text:tab/>http://www.publicWEBshop.com</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7">since</text:p>
          </table:table-cell>
          <table:table-cell table:style-name="Tabelle14.B1" office:value-type="string">
            <text:p text:style-name="P7">12/2005</text:p>
          </table:table-cell>
          <table:table-cell table:style-name="Tabelle14.B1" office:value-type="string">
            <text:p text:style-name="P7">-</text:p>
          </table:table-cell>
          <table:table-cell table:style-name="Tabelle14.B1" office:value-type="string">
            <text:p text:style-name="P7">02/2006</text:p>
          </table:table-cell>
          <table:table-cell table:style-name="Tabelle14.B1" office:value-type="string">
            <text:p text:style-name="P7">with</text:p>
          </table:table-cell>
          <table:table-cell table:style-name="Tabelle14.F1" office:value-type="string">
            <text:p text:style-name="P7">3 months</text:p>
          </table:table-cell>
        </table:table-row>
      </table:table>
      <text:list xml:id="list40587712" text:continue-numbering="true" text:style-name="WW8Num2">
        <text:list-item>
          <text:p text:style-name="P53">Webapplication to run an online web shop.</text:p>
        </text:list-item>
        <text:list-item>
          <text:p text:style-name="P53">Generic webshop for all kinds of businesses.</text:p>
        </text:list-item>
      </text:list>
      <text:list xml:id="list481642678807876839" text:style-name="WW8Num3">
        <text:list-item>
          <text:p text:style-name="P55">Freely configuratable with many settings and preferences.</text:p>
        </text:list-item>
        <text:list-item>
          <text:p text:style-name="P55">JSF Technologie, Apache MyFaces/Tomahawk .</text:p>
        </text:list-item>
        <text:list-item>
          <text:p text:style-name="P55">Axis WebService JAX-RPC interface for B2B SOAP communication.</text:p>
        </text:list-item>
        <text:list-item>
          <text:p text:style-name="P55">EJB, JSP and Servlets.</text:p>
        </text:list-item>
        <text:list-item>
          <text:p text:style-name="P52">Struts and tiles. </text:p>
        </text:list-item>
        <text:list-item>
          <text:p text:style-name="P52">Apache Commons. </text:p>
        </text:list-item>
        <text:list-item>
          <text:p text:style-name="P55">AJAX asynch. communication on the client tier. </text:p>
        </text:list-item>
        <text:list-item>
          <text:p text:style-name="P52">Object persistance with Hibernate. </text:p>
        </text:list-item>
        <text:list-item>
          <text:p text:style-name="P52">Struts and tiles. </text:p>
        </text:list-item>
        <text:list-item>
          <text:p text:style-name="P52">Logging with Log4j. </text:p>
        </text:list-item>
        <text:list-item>
          <text:p text:style-name="P55">JavaScript and cascading stylesheets (CSS). </text:p>
        </text:list-item>
        <text:list-item>
          <text:p text:style-name="P55">Planning and maintaining of a MySql database. </text:p>
        </text:list-item>
        <text:list-item>
          <text:p text:style-name="P52">UML analysis and design.</text:p>
        </text:list-item>
        <text:list-item>
          <text:p text:style-name="P52">XML for configuration files.</text:p>
        </text:list-item>
      </text:list>
      <text:list xml:id="list40604084" text:continue-list="list40587712" text:style-name="WW8Num2">
        <text:list-item>
          <text:p text:style-name="P50">Multilingual for international purpose.</text:p>
        </text:list-item>
      </text:list>
      <text:list xml:id="list40591108" text:continue-list="list481642678807876839" text:style-name="WW8Num3">
        <text:list-item>
          <text:p text:style-name="P55">HTML, XHTML and Flash as presentation technique.</text:p>
        </text:list-item>
      </text:list>
      <text:list xml:id="list40584008" text:continue-list="list40604084" text:style-name="WW8Num2">
        <text:list-item>
          <text:p text:style-name="P53">Tests with Jakarta JMeter and JUnit.</text:p>
        </text:list-item>
        <text:list-item>
          <text:p text:style-name="P53">Future: XSLT and XSL-FO for PDF generation.</text:p>
        </text:list-item>
        <text:list-item>
          <text:p text:style-name="P50">Future: EJB/JBoss/Spring.</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9">Realized with:</text:p>
          </table:table-cell>
          <table:table-cell table:style-name="Tabelle15.B1" office:value-type="string">
            <text:p text:style-name="P19">Operatingsystems</text:p>
          </table:table-cell>
          <table:table-cell table:style-name="Tabelle15.C1" office:value-type="string">
            <text:p text:style-name="P19">Windows, Linux</text:p>
          </table:table-cell>
        </table:table-row>
        <table:table-row table:style-name="Tabelle15.1">
          <table:table-cell table:style-name="Tabelle15.A2" office:value-type="string">
            <text:p text:style-name="P24"/>
          </table:table-cell>
          <table:table-cell table:style-name="Tabelle15.B2" office:value-type="string">
            <text:p text:style-name="P19">Developmenttools</text:p>
            <text:p text:style-name="P18">Tools</text:p>
          </table:table-cell>
          <table:table-cell table:style-name="Tabelle15.C2" office:value-type="string">
            <text:p text:style-name="P21">Eclipse 3.1, Enterprise Architect, XMLSpy Enterprise Edition, JBoss, Tomcat 5.5, Struts, Ant, JUnit, Macromedia Flash and Dreamweaver, div. Eclipse Plugins, MySQL 5 </text:p>
          </table:table-cell>
        </table:table-row>
      </table:table>
      <text:h text:style-name="P62" text:outline-level="2">Trainings and Consulting.</text:h>
      <text:p text:style-name="P6">Branch: All areas</text:p>
      <text:p text:style-name="P3">References<text:tab/>here are the biggest componies:</text:p>
      <text:p text:style-name="P39">Co. SUN Micosystems in Munich. Contact person Mr. Hettmannsberger.</text:p>
      <text:p text:style-name="P36"><text:span text:style-name="T10">Co. Accenture in </text:span><text:span text:style-name="T3">Munich. Contact person Mrs. Steffen.</text:span></text:p>
      <text:p text:style-name="P38">Co. Hilf in Oberhaching/ Munich. Contact person Mr. Hilf.</text:p>
      <text:p text:style-name="P36"><text:span text:style-name="T8">Co. AS Systeme in Stuttgart. </text:span><text:span text:style-name="T3">Contact person Mr. Buehler.</text:span></text:p>
      <text:p text:style-name="P41">Co. Tria in Munich. </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7">since</text:p>
          </table:table-cell>
          <table:table-cell table:style-name="Tabelle16.B1" office:value-type="string">
            <text:p text:style-name="P7">04/2004</text:p>
          </table:table-cell>
          <table:table-cell table:style-name="Tabelle16.B1" office:value-type="string">
            <text:p text:style-name="P7">-</text:p>
          </table:table-cell>
          <table:table-cell table:style-name="Tabelle16.B1" office:value-type="string">
            <text:p text:style-name="P7">11/2005</text:p>
          </table:table-cell>
          <table:table-cell table:style-name="Tabelle16.B1" office:value-type="string">
            <text:p text:style-name="P7">with</text:p>
          </table:table-cell>
          <table:table-cell table:style-name="Tabelle16.F1" office:value-type="string">
            <text:p text:style-name="P7">19 months</text:p>
          </table:table-cell>
        </table:table-row>
      </table:table>
      <text:list xml:id="list40572623" text:continue-numbering="true" text:style-name="WW8Num2">
        <text:list-item>
          <text:p text:style-name="P50">J2EE</text:p>
        </text:list-item>
        <text:list-item>
          <text:p text:style-name="P53"><text:soft-page-break/>EJB, JSP and Servlets.</text:p>
        </text:list-item>
      </text:list>
      <text:list xml:id="list40578163" text:continue-list="list40591108" text:style-name="WW8Num3">
        <text:list-item>
          <text:p text:style-name="P55">Java , SWING.</text:p>
        </text:list-item>
        <text:list-item>
          <text:p text:style-name="P55">Webapplications.</text:p>
        </text:list-item>
        <text:list-item>
          <text:p text:style-name="P55">EAI integration with differant interfaces.</text:p>
        </text:list-item>
        <text:list-item>
          <text:p text:style-name="P55">Message queue connetions over JMS api.</text:p>
        </text:list-item>
        <text:list-item>
          <text:p text:style-name="P55">Webservices and SOAP.</text:p>
        </text:list-item>
        <text:list-item>
          <text:p text:style-name="P55">JAX-RPC.</text:p>
        </text:list-item>
        <text:list-item>
          <text:p text:style-name="P52">UML analysis and design.</text:p>
        </text:list-item>
        <text:list-item>
          <text:p text:style-name="P52">XML and XSLT.</text:p>
        </text:list-item>
      </text:list>
      <text:list xml:id="list40585037" text:continue-list="list40572623" text:style-name="WW8Num2">
        <text:list-item>
          <text:p text:style-name="P53">J2EE and GOF design pattern.</text:p>
        </text:list-item>
      </text:list>
      <text:list xml:id="list40599068" text:continue-list="list40578163" text:style-name="WW8Num3">
        <text:list-item>
          <text:p text:style-name="P55">UML for embedded systems.</text:p>
        </text:list-item>
      </text:list>
      <text:list xml:id="list40579980" text:continue-list="list40585037" text:style-name="WW8Num2">
        <text:list-item>
          <text:p text:style-name="P50">OOAD object oriented techinques.</text:p>
        </text:list-item>
        <text:list-item>
          <text:p text:style-name="P50">XML and XSLT.</text:p>
        </text:list-item>
        <text:list-item>
          <text:p text:style-name="P53">Xalan and Xerces parser event processing.</text:p>
        </text:list-item>
        <text:list-item>
          <text:p text:style-name="P50">Developing of course scripts.</text:p>
        </text:list-item>
        <text:list-item>
          <text:p text:style-name="P50">Englisch course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19">Realized with:</text:p>
          </table:table-cell>
          <table:table-cell table:style-name="Tabelle17.B1" office:value-type="string">
            <text:p text:style-name="P19">Operatingsystems</text:p>
          </table:table-cell>
          <table:table-cell table:style-name="Tabelle17.C1" office:value-type="string">
            <text:p text:style-name="P19">Windows, UNIX Solaris</text:p>
          </table:table-cell>
        </table:table-row>
        <table:table-row table:style-name="Tabelle17.1">
          <table:table-cell table:style-name="Tabelle17.A2" office:value-type="string">
            <text:p text:style-name="P24"/>
          </table:table-cell>
          <table:table-cell table:style-name="Tabelle17.B2" office:value-type="string">
            <text:p text:style-name="P19">Developmenttools</text:p>
            <text:p text:style-name="P18">Tools</text:p>
          </table:table-cell>
          <table:table-cell table:style-name="Tabelle17.C2" office:value-type="string">
            <text:p text:style-name="P21">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61" text:outline-level="2">Java-COM Bridge over JNI.</text:h>
      <text:p text:style-name="P6">Branch: Insurance</text:p>
      <text:p text:style-name="P6">References<text:tab/>Kassenärztliche Vereinigung Bayern (KVB) in Munich.<text:line-break/>Contact person Mr Dietl.</text:p>
      <text:p text:style-name="P6"><text:tab/> </text:p>
      <table:table table:name="Tabelle18" table:style-name="Tabelle18">
        <table:table-column table:style-name="Tabelle18.A"/>
        <table:table-column table:style-name="Tabelle18.B"/>
        <table:table-column table:style-name="Tabelle18.C"/>
        <table:table-column table:style-name="Tabelle18.B"/>
        <table:table-column table:style-name="Tabelle18.E"/>
        <table:table-column table:style-name="Tabelle18.F"/>
        <table:table-row table:style-name="Tabelle18.1">
          <table:table-cell table:style-name="Tabelle18.A1" office:value-type="string">
            <text:p text:style-name="P7">since</text:p>
          </table:table-cell>
          <table:table-cell table:style-name="Tabelle18.B1" office:value-type="string">
            <text:p text:style-name="P7">02/2004</text:p>
          </table:table-cell>
          <table:table-cell table:style-name="Tabelle18.B1" office:value-type="string">
            <text:p text:style-name="P7">-</text:p>
          </table:table-cell>
          <table:table-cell table:style-name="Tabelle18.B1" office:value-type="string">
            <text:p text:style-name="P7">03/2004</text:p>
          </table:table-cell>
          <table:table-cell table:style-name="Tabelle18.B1" office:value-type="string">
            <text:p text:style-name="P7">with</text:p>
          </table:table-cell>
          <table:table-cell table:style-name="Tabelle18.F1" office:value-type="string">
            <text:p text:style-name="P7">2 months</text:p>
          </table:table-cell>
        </table:table-row>
      </table:table>
      <text:list xml:id="list40596946" text:continue-numbering="true" text:style-name="WW8Num2">
        <text:list-item>
          <text:p text:style-name="P53">Refactoring and Reengeniering of an existing JNI Interface.</text:p>
        </text:list-item>
      </text:list>
      <text:list xml:id="list40597172" text:continue-list="list40599068" text:style-name="WW8Num3">
        <text:list-item>
          <text:p text:style-name="P56"><text:span text:style-name="T1">Java Native Interface (JNI)</text:span>.<text:span text:style-name="T3">.</text:span></text:p>
        </text:list-item>
        <text:list-item>
          <text:p text:style-name="P55">Realisation with java and C++.</text:p>
        </text:list-item>
        <text:list-item>
          <text:p text:style-name="P55">Analysis and design of the existing interfaces.</text:p>
        </text:list-item>
        <text:list-item>
          <text:p text:style-name="P55">Changing the interfaces from synchron to asynchron.</text:p>
        </text:list-item>
        <text:list-item>
          <text:p text:style-name="P55">Design of the asynchronous communication model . </text:p>
        </text:list-item>
        <text:list-item>
          <text:p text:style-name="P52">UML analysis and design.</text:p>
        </text:list-item>
        <text:list-item>
          <text:p text:style-name="P56"><text:span text:style-name="T3">Use of GOF design pattern</text:span><text:span text:style-name="T11"> </text:span><text:span text:style-name="T3">.</text:span></text:p>
        </text:list-item>
      </text:list>
      <text:list xml:id="list40603309" text:continue-list="list40596946" text:style-name="WW8Num2">
        <text:list-item>
          <text:p text:style-name="P53">J2EE integration of JBoss with MS Office.</text:p>
        </text:list-item>
      </text:list>
      <text:list xml:id="list40591832" text:continue-list="list40597172" text:style-name="WW8Num3">
        <text:list-item>
          <text:p text:style-name="P55">JNI API for distributed objects, realised in C++.</text:p>
        </text:list-item>
      </text:list>
      <text:list xml:id="list40572483" text:continue-list="list40603309" text:style-name="WW8Num2">
        <text:list-item>
          <text:p text:style-name="P50">ANSI C and C++.</text:p>
        </text:list-item>
        <text:list-item>
          <text:p text:style-name="P50">Documentation.</text:p>
        </text:list-item>
        <text:list-item>
          <text:p text:style-name="P50">Consulting and project leadership.</text:p>
        </text:list-item>
        <text:list-item>
          <text:p text:style-name="P50">Coaching of the employees.</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19">Realized with:</text:p>
          </table:table-cell>
          <table:table-cell table:style-name="Tabelle19.B1" office:value-type="string">
            <text:p text:style-name="P19">Operatingsystems</text:p>
          </table:table-cell>
          <table:table-cell table:style-name="Tabelle19.C1" office:value-type="string">
            <text:p text:style-name="P19">Windows XP</text:p>
          </table:table-cell>
        </table:table-row>
        <table:table-row table:style-name="Tabelle19.1">
          <table:table-cell table:style-name="Tabelle19.A2" office:value-type="string">
            <text:p text:style-name="P24"/>
          </table:table-cell>
          <table:table-cell table:style-name="Tabelle19.B2" office:value-type="string">
            <text:p text:style-name="P19">Developmenttools</text:p>
            <text:p text:style-name="P18">Tools</text:p>
          </table:table-cell>
          <table:table-cell table:style-name="Tabelle19.C2" office:value-type="string">
            <text:p text:style-name="P21">JNI, COM, Visual C++ 6.0, Eclipse 3.0, JBoss, Centro and JACOB JNI Tool</text:p>
          </table:table-cell>
        </table:table-row>
      </table:table>
      <text:h text:style-name="P61" text:outline-level="2"><text:soft-page-break/>Consulting, Trainings and Courses.</text:h>
      <text:p text:style-name="P3">Branch: All areas</text:p>
      <text:p text:style-name="P3">References<text:tab/>here are the biggest componies:</text:p>
      <text:p text:style-name="P39">Co. SUN Micosystems in Munich. Contact person Mr. Hettmannsberger.</text:p>
      <text:p text:style-name="P36"><text:span text:style-name="T10">Co. Soluzione in </text:span><text:span text:style-name="T3">Munich. Contact person Mr. Roda.</text:span></text:p>
      <text:p text:style-name="P38">Co. Hilf in Oberhaching/ Munich. Contact person Mr. Hilf.</text:p>
      <text:p text:style-name="P36"><text:span text:style-name="T8">Co. New Horizon in Hamburg. </text:span><text:span text:style-name="T3">Contact person Mrs. Schmitt.</text:span></text:p>
      <text:p text:style-name="P41">Co. Bosch in Lohr and Hildesheim. </text:p>
      <text:p text:style-name="P41">Co. Amatech in Germering. </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7">since</text:p>
          </table:table-cell>
          <table:table-cell table:style-name="Tabelle20.B1" office:value-type="string">
            <text:p text:style-name="P7">10/2001</text:p>
          </table:table-cell>
          <table:table-cell table:style-name="Tabelle20.B1" office:value-type="string">
            <text:p text:style-name="P7">-</text:p>
          </table:table-cell>
          <table:table-cell table:style-name="Tabelle20.B1" office:value-type="string">
            <text:p text:style-name="P7">01/2004</text:p>
          </table:table-cell>
          <table:table-cell table:style-name="Tabelle20.B1" office:value-type="string">
            <text:p text:style-name="P7">with</text:p>
          </table:table-cell>
          <table:table-cell table:style-name="Tabelle20.F1" office:value-type="string">
            <text:p text:style-name="P7">27 months</text:p>
          </table:table-cell>
        </table:table-row>
      </table:table>
      <text:list xml:id="list40579496" text:continue-numbering="true" text:style-name="WW8Num2">
        <text:list-item>
          <text:p text:style-name="P50">J2EE</text:p>
        </text:list-item>
        <text:list-item>
          <text:p text:style-name="P53">Workshops for the whole Java certification program.</text:p>
        </text:list-item>
      </text:list>
      <text:list xml:id="list40578615" text:continue-list="list40591832" text:style-name="WW8Num3">
        <text:list-item>
          <text:p text:style-name="P55">Java Workshop.</text:p>
        </text:list-item>
        <text:list-item>
          <text:p text:style-name="P55">Webapplications and E-Commerce architectures.</text:p>
        </text:list-item>
        <text:list-item>
          <text:p text:style-name="P55">EJB, JSP and Servlets.</text:p>
        </text:list-item>
        <text:list-item>
          <text:p text:style-name="P52">C#. </text:p>
        </text:list-item>
        <text:list-item>
          <text:p text:style-name="P52">UML analysis and design.</text:p>
        </text:list-item>
        <text:list-item>
          <text:p text:style-name="P52">XML and XSLT.</text:p>
        </text:list-item>
      </text:list>
      <text:list xml:id="list40575558" text:continue-list="list40579496" text:style-name="WW8Num2">
        <text:list-item>
          <text:p text:style-name="P50">Microsoft MCSD courses.</text:p>
        </text:list-item>
      </text:list>
      <text:list xml:id="list40584991" text:continue-list="list40578615" text:style-name="WW8Num3">
        <text:list-item>
          <text:p text:style-name="P55">ASP and .NET.</text:p>
        </text:list-item>
      </text:list>
      <text:list xml:id="list40590075" text:continue-list="list40575558" text:style-name="WW8Num2">
        <text:list-item>
          <text:p text:style-name="P50">ANSI C and C++.</text:p>
        </text:list-item>
        <text:list-item>
          <text:p text:style-name="P50">Using modern presentationtools.</text:p>
        </text:list-item>
        <text:list-item>
          <text:p text:style-name="P50">Developing of course scripts.</text:p>
        </text:list-item>
        <text:list-item>
          <text:p text:style-name="P50">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9">Realized with:</text:p>
          </table:table-cell>
          <table:table-cell table:style-name="Tabelle21.B1" office:value-type="string">
            <text:p text:style-name="P19">Operatingsystems</text:p>
          </table:table-cell>
          <table:table-cell table:style-name="Tabelle21.C1" office:value-type="string">
            <text:p text:style-name="P19">Windows, UNIX</text:p>
          </table:table-cell>
        </table:table-row>
        <table:table-row table:style-name="Tabelle21.1">
          <table:table-cell table:style-name="Tabelle21.A2" office:value-type="string">
            <text:p text:style-name="P24"/>
          </table:table-cell>
          <table:table-cell table:style-name="Tabelle21.B2" office:value-type="string">
            <text:p text:style-name="P19">Developmenttools</text:p>
            <text:p text:style-name="P18">Tools</text:p>
          </table:table-cell>
          <table:table-cell table:style-name="Tabelle21.C2" office:value-type="string">
            <text:p text:style-name="P21">Visual Studio 6.0, Eclipse, NetBeans, JBuilder, Rational XDE and Rose 7.5, Together Controll Center6, .NET, SQL Server, XMLSpy, SUN ONE, BEA, JBOSS</text:p>
          </table:table-cell>
        </table:table-row>
      </table:table>
      <text:h text:style-name="P61" text:outline-level="2">Internet application for an billingsystem.</text:h>
      <text:p text:style-name="P3">Branch:<text:tab/>Bank, Billingsystem</text:p>
      <text:p text:style-name="Standard"><text:span text:style-name="T3">References:<text:tab/>Co. </text:span><text:span text:style-name="T1">Landeszentralbank (LZB) Bayern in Munich. Contact person Mr. Stuckmann.</text:span></text:p>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7">from</text:p>
          </table:table-cell>
          <table:table-cell table:style-name="Tabelle22.B1" office:value-type="string">
            <text:p text:style-name="P7">05/2000</text:p>
          </table:table-cell>
          <table:table-cell table:style-name="Tabelle22.B1" office:value-type="string">
            <text:p text:style-name="P7">-</text:p>
          </table:table-cell>
          <table:table-cell table:style-name="Tabelle22.B1" office:value-type="string">
            <text:p text:style-name="P7">09/2001</text:p>
          </table:table-cell>
          <table:table-cell table:style-name="Tabelle22.B1" office:value-type="string">
            <text:p text:style-name="P7">with</text:p>
          </table:table-cell>
          <table:table-cell table:style-name="Tabelle22.F1" office:value-type="string">
            <text:p text:style-name="P7">17 months</text:p>
          </table:table-cell>
        </table:table-row>
      </table:table>
      <text:list xml:id="list40585182" text:continue-numbering="true" text:style-name="WW8Num2">
        <text:list-item>
          <text:p text:style-name="P53">Analysis and design with UML and Rational Rose.</text:p>
        </text:list-item>
        <text:list-item>
          <text:p text:style-name="P53">Refactoring, Reengeneeing of UML Modells, realised with Java and C++. </text:p>
        </text:list-item>
        <text:list-item>
          <text:p text:style-name="P53">Generic modelling with RUP. Generation of artifacts.</text:p>
        </text:list-item>
        <text:list-item>
          <text:p text:style-name="P53">JavaBeans and serverside Enterprise JavaBeans development.</text:p>
        </text:list-item>
        <text:list-item>
          <text:p text:style-name="P53">XML documents with Schema spezification.</text:p>
        </text:list-item>
        <text:list-item>
          <text:p text:style-name="P53">JSP pages and Java Servlets development.</text:p>
        </text:list-item>
        <text:list-item>
          <text:p text:style-name="P53">Java Script programing for all browsers.</text:p>
        </text:list-item>
        <text:list-item>
          <text:p text:style-name="P50">Webapplications and Webcomponents.</text:p>
        </text:list-item>
        <text:list-item>
          <text:p text:style-name="P53">JSP Engine configuration and support.</text:p>
        </text:list-item>
        <text:list-item>
          <text:p text:style-name="P53">C++ Framework development with STL.</text:p>
        </text:list-item>
        <text:list-item>
          <text:p text:style-name="P53">JNI API for destributet objects in C++.</text:p>
        </text:list-item>
        <text:list-item>
          <text:p text:style-name="P53">Crypt with Legacy Systems from RSA and PKI.</text:p>
        </text:list-item>
        <text:list-item>
          <text:p text:style-name="P53">Webserver IPlanet and IIS configuration and administration.</text:p>
        </text:list-item>
        <text:list-item>
          <text:p text:style-name="P50"><text:soft-page-break/>Complex SQL-Queries.</text:p>
        </text:list-item>
        <text:list-item>
          <text:p text:style-name="P53">SWIFT SIPN and InterActBrowse connection.</text:p>
        </text:list-item>
        <text:list-item>
          <text:p text:style-name="P53">SWIFT Webstation support and configuration.</text:p>
        </text:list-item>
        <text:list-item>
          <text:p text:style-name="P50">Performant PL/SQL-prozedures.</text:p>
        </text:list-item>
        <text:list-item>
          <text:p text:style-name="P50">Administration of ORACLE database.</text:p>
        </text:list-item>
        <text:list-item>
          <text:p text:style-name="P53">Team-Software development with versioning-software Merlin.</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9">Realized with:</text:p>
          </table:table-cell>
          <table:table-cell table:style-name="Tabelle23.B1" office:value-type="string">
            <text:p text:style-name="P19">Operatingsystems</text:p>
          </table:table-cell>
          <table:table-cell table:style-name="Tabelle23.C1" office:value-type="string">
            <text:p text:style-name="P21">Windows NT 4.0, IIS WebServer</text:p>
          </table:table-cell>
        </table:table-row>
        <table:table-row table:style-name="Tabelle23.1">
          <table:table-cell table:style-name="Tabelle23.A2" office:value-type="string">
            <text:p text:style-name="P24"/>
          </table:table-cell>
          <table:table-cell table:style-name="Tabelle23.B2" office:value-type="string">
            <text:p text:style-name="P19">Developmenttools</text:p>
          </table:table-cell>
          <table:table-cell table:style-name="Tabelle23.C2" office:value-type="string">
            <text:p text:style-name="P19">Visual C++ 6.0, JBuilder 3.5</text:p>
          </table:table-cell>
        </table:table-row>
        <table:table-row table:style-name="Tabelle23.1">
          <table:table-cell table:style-name="Tabelle23.A2" office:value-type="string">
            <text:p text:style-name="P24"/>
          </table:table-cell>
          <table:table-cell table:style-name="Tabelle23.B2" office:value-type="string">
            <text:p text:style-name="P19">JSP Engines</text:p>
          </table:table-cell>
          <table:table-cell table:style-name="Tabelle23.C2" office:value-type="string">
            <text:p text:style-name="P19">Apache TomCat, Allaire JRun 3.1</text:p>
          </table:table-cell>
        </table:table-row>
        <table:table-row table:style-name="Tabelle23.1">
          <table:table-cell table:style-name="Tabelle23.A2" office:value-type="string">
            <text:p text:style-name="P24"/>
          </table:table-cell>
          <table:table-cell table:style-name="Tabelle23.B2" office:value-type="string">
            <text:p text:style-name="P19">Databases</text:p>
          </table:table-cell>
          <table:table-cell table:style-name="Tabelle23.C2" office:value-type="string">
            <text:p text:style-name="P19">ORACLE 8.x, DB2</text:p>
          </table:table-cell>
        </table:table-row>
        <table:table-row table:style-name="Tabelle23.1">
          <table:table-cell table:style-name="Tabelle23.A2" office:value-type="string">
            <text:p text:style-name="P24"/>
          </table:table-cell>
          <table:table-cell table:style-name="Tabelle23.B2" office:value-type="string">
            <text:p text:style-name="P19">Emulations, Tools</text:p>
          </table:table-cell>
          <table:table-cell table:style-name="Tabelle23.C2" office:value-type="string">
            <text:p text:style-name="P22">Rational Rose 7.5, Telnet, FTP, SQL-ODBC-Viewer, SWIFT Webstation</text:p>
          </table:table-cell>
        </table:table-row>
        <table:table-row table:style-name="Tabelle23.1">
          <table:table-cell table:style-name="Tabelle23.A6" office:value-type="string">
            <text:p text:style-name="P25"/>
          </table:table-cell>
          <table:table-cell table:style-name="Tabelle23.B6" office:value-type="string">
            <text:p text:style-name="P19">Interfaces</text:p>
          </table:table-cell>
          <table:table-cell table:style-name="Tabelle23.C6" office:value-type="string">
            <text:p text:style-name="P19">JNI, XML, SWIFT-SIPN</text:p>
          </table:table-cell>
        </table:table-row>
      </table:table>
      <text:h text:style-name="P61" text:outline-level="2">Administration and support of a Stock-Trayding and Portfolio-System.</text:h>
      <text:p text:style-name="P3">Branch: <text:tab/>Bank, Stock</text:p>
      <text:p text:style-name="P3">References:<text:tab/>Co. FMIS - Hypovereinsbank in Munich. Contact person Mrs Sterr.</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7">from</text:p>
          </table:table-cell>
          <table:table-cell table:style-name="Tabelle24.B1" office:value-type="string">
            <text:p text:style-name="P7">02/99</text:p>
          </table:table-cell>
          <table:table-cell table:style-name="Tabelle24.B1" office:value-type="string">
            <text:p text:style-name="P7">-</text:p>
          </table:table-cell>
          <table:table-cell table:style-name="Tabelle24.B1" office:value-type="string">
            <text:p text:style-name="P7">03/2000</text:p>
          </table:table-cell>
          <table:table-cell table:style-name="Tabelle24.B1" office:value-type="string">
            <text:p text:style-name="P7">with</text:p>
          </table:table-cell>
          <table:table-cell table:style-name="Tabelle24.F1" office:value-type="string">
            <text:p text:style-name="P7">13 months</text:p>
          </table:table-cell>
        </table:table-row>
      </table:table>
      <text:list xml:id="list40581313" text:continue-numbering="true" text:style-name="WW8Num2">
        <text:list-item>
          <text:p text:style-name="P50">Administration of stock transactions.</text:p>
        </text:list-item>
        <text:list-item>
          <text:p text:style-name="P50">Developing of ORACLE databaseprocedures.</text:p>
        </text:list-item>
        <text:list-item>
          <text:p text:style-name="P50">Coordination of projects.</text:p>
        </text:list-item>
        <text:list-item>
          <text:p text:style-name="P53">Stockorder validation: orderentrance, routing to the stock markets and protocolling in ORACLE databases.</text:p>
        </text:list-item>
        <text:list-item>
          <text:p text:style-name="P53">Developing of automatic flows to store new customers.</text:p>
        </text:list-item>
        <text:list-item>
          <text:p text:style-name="P50">Implementing and coordination of the „Erträgnisaufstellung/Jahressteuerbescheid“.</text:p>
        </text:list-item>
        <text:list-item>
          <text:p text:style-name="P53">Objectoriented interfaceprograming to BossCube and Xetra</text:p>
        </text:list-item>
        <text:list-item>
          <text:p text:style-name="P53">Interfaceprograming between UNIX and AS400.</text:p>
        </text:list-item>
        <text:list-item>
          <text:p text:style-name="P53">Objectoriented progaming of Stockedit GUI’s.</text:p>
        </text:list-item>
        <text:list-item>
          <text:p text:style-name="P50">Complex SQL-Queries.</text:p>
        </text:list-item>
        <text:list-item>
          <text:p text:style-name="P50">Performante PL/SQL-prozedures.</text:p>
        </text:list-item>
        <text:list-item>
          <text:p text:style-name="P53">Support of Windows programs for Broker-Controlling.</text:p>
        </text:list-item>
        <text:list-item>
          <text:p text:style-name="P50">Support of Customerdata.</text:p>
        </text:list-item>
        <text:list-item>
          <text:p text:style-name="P50">Administration of emmisionen.</text:p>
        </text:list-item>
        <text:list-item>
          <text:p text:style-name="P50">Daily Stockbuisness.</text:p>
        </text:list-item>
        <text:list-item>
          <text:p text:style-name="P50">Year 2000 exchange.</text:p>
        </text:list-item>
        <text:list-item>
          <text:p text:style-name="P50">32 Bit exchange.</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9">Realized with:</text:p>
          </table:table-cell>
          <table:table-cell table:style-name="Tabelle25.B1" office:value-type="string">
            <text:p text:style-name="P19">Operatingsystems</text:p>
          </table:table-cell>
          <table:table-cell table:style-name="Tabelle25.C1" office:value-type="string">
            <text:p text:style-name="P22">Windows NT 4.0, UNIX Sun Solaris</text:p>
          </table:table-cell>
        </table:table-row>
        <table:table-row table:style-name="Tabelle25.1">
          <table:table-cell table:style-name="Tabelle25.A2" office:value-type="string">
            <text:p text:style-name="P25"/>
          </table:table-cell>
          <table:table-cell table:style-name="Tabelle25.B2" office:value-type="string">
            <text:p text:style-name="P19">Developmenttools</text:p>
          </table:table-cell>
          <table:table-cell table:style-name="Tabelle25.C2" office:value-type="string">
            <text:p text:style-name="P23">Visual C++ 5.0, Centura SQLWindows 1.5</text:p>
          </table:table-cell>
        </table:table-row>
        <table:table-row table:style-name="Tabelle25.1">
          <table:table-cell table:style-name="Tabelle25.A2" office:value-type="string">
            <text:p text:style-name="P24"/>
          </table:table-cell>
          <table:table-cell table:style-name="Tabelle25.B2" office:value-type="string">
            <text:p text:style-name="P19">Databases</text:p>
          </table:table-cell>
          <table:table-cell table:style-name="Tabelle25.C2" office:value-type="string">
            <text:p text:style-name="P19">ORACLE 8.x, 7.x, SQLBase</text:p>
          </table:table-cell>
        </table:table-row>
        <table:table-row table:style-name="Tabelle25.1">
          <table:table-cell table:style-name="Tabelle25.A2" office:value-type="string">
            <text:p text:style-name="P24"/>
          </table:table-cell>
          <table:table-cell table:style-name="Tabelle25.B2" office:value-type="string">
            <text:p text:style-name="P21">Emulations, Tools</text:p>
          </table:table-cell>
          <table:table-cell table:style-name="Tabelle25.C2" office:value-type="string">
            <text:p text:style-name="P21">Hostlink, Unixlink, Telnet, FTP, SQLTalk, SQLPlus.</text:p>
          </table:table-cell>
        </table:table-row>
        <table:table-row table:style-name="Tabelle25.1">
          <table:table-cell table:style-name="Tabelle25.A5" office:value-type="string">
            <text:p text:style-name="P25"/>
          </table:table-cell>
          <table:table-cell table:style-name="Tabelle25.B5" office:value-type="string">
            <text:p text:style-name="P19">Interfaces</text:p>
          </table:table-cell>
          <table:table-cell table:style-name="Tabelle25.C5" office:value-type="string">
            <text:p text:style-name="P19">BossCube, Xetra.</text:p>
          </table:table-cell>
        </table:table-row>
      </table:table>
      <text:h text:style-name="P61" text:outline-level="2">Developing an Internet-Applet for Credit Scoring.</text:h>
      <text:p text:style-name="P3">Branch:<text:tab/>Finance and Insurance</text:p>
      <text:p text:style-name="P4">References:<text:tab/>Co. NSE in Munich. Contact person Mr. F. Nerb.</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style-name="Tabelle26.1">
          <table:table-cell table:style-name="Tabelle26.A1" office:value-type="string">
            <text:p text:style-name="P7">from</text:p>
          </table:table-cell>
          <table:table-cell table:style-name="Tabelle26.B1" office:value-type="string">
            <text:p text:style-name="P7">05/98</text:p>
          </table:table-cell>
          <table:table-cell table:style-name="Tabelle26.B1" office:value-type="string">
            <text:p text:style-name="P7">-</text:p>
          </table:table-cell>
          <table:table-cell table:style-name="Tabelle26.B1" office:value-type="string">
            <text:p text:style-name="P7">02/99</text:p>
          </table:table-cell>
          <table:table-cell table:style-name="Tabelle26.B1" office:value-type="string">
            <text:p text:style-name="P7">With</text:p>
          </table:table-cell>
          <table:table-cell table:style-name="Tabelle26.F1" office:value-type="string">
            <text:p text:style-name="P7">10 months</text:p>
          </table:table-cell>
        </table:table-row>
      </table:table>
      <text:list xml:id="list40594606" text:continue-numbering="true" text:style-name="WW8Num2">
        <text:list-item>
          <text:p text:style-name="P53">Internet Applet and Server for a Bausparkasse.</text:p>
        </text:list-item>
        <text:list-item>
          <text:p text:style-name="P53">Client/Server application for usage within WWW.</text:p>
        </text:list-item>
        <text:list-item>
          <text:p text:style-name="P47"><text:soft-page-break/><text:span text:style-name="T3">Customerown objectoriented classlibrary</text:span><text:span text:style-name="T18"> (ROI -&gt; CORBA-subamount)</text:span><text:span text:style-name="T3">.</text:span></text:p>
        </text:list-item>
        <text:list-item>
          <text:p text:style-name="P50">Middleware and IDL programing</text:p>
        </text:list-item>
        <text:list-item>
          <text:p text:style-name="P53">Tests with all Internet-browsers, versions and plattforms.</text:p>
        </text:list-item>
        <text:list-item>
          <text:p text:style-name="P50">Bauspar-calculatingcore and surfaces</text:p>
        </text:list-item>
        <text:list-item>
          <text:p text:style-name="P50">Teamprograming (Sourceadmin).</text:p>
        </text:list-item>
        <text:list-item>
          <text:p text:style-name="P53">Databaseadmin, access to ISAM databases.</text:p>
        </text:list-item>
        <text:list-item>
          <text:p text:style-name="P53">Develpoing of objectoriented GUI user interfaces.</text:p>
        </text:list-item>
        <text:list-item>
          <text:p text:style-name="P53">Printing over DDE interface (Reportdesigner).</text:p>
        </text:list-item>
        <text:list-item>
          <text:p text:style-name="P50">Documentatio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19">Realized with:</text:p>
          </table:table-cell>
          <table:table-cell table:style-name="Tabelle27.B1" office:value-type="string">
            <text:p text:style-name="P19">Operationsystems</text:p>
          </table:table-cell>
          <table:table-cell table:style-name="Tabelle27.C1" office:value-type="string">
            <text:p text:style-name="P19">Windows NT 4.0</text:p>
          </table:table-cell>
        </table:table-row>
        <table:table-row table:style-name="Tabelle27.1">
          <table:table-cell table:style-name="Tabelle27.A2" office:value-type="string">
            <text:p text:style-name="P24"/>
          </table:table-cell>
          <table:table-cell table:style-name="Tabelle27.B2" office:value-type="string">
            <text:p text:style-name="P19">Development tools</text:p>
          </table:table-cell>
          <table:table-cell table:style-name="Tabelle27.C2" office:value-type="string">
            <text:p text:style-name="P19">Java 1.1 and Visual C++ <text:s/>5.0</text:p>
          </table:table-cell>
        </table:table-row>
        <table:table-row table:style-name="Tabelle27.1">
          <table:table-cell table:style-name="Tabelle27.A2" office:value-type="string">
            <text:p text:style-name="P24"/>
          </table:table-cell>
          <table:table-cell table:style-name="Tabelle27.B2" office:value-type="string">
            <text:p text:style-name="P19">Databases</text:p>
          </table:table-cell>
          <table:table-cell table:style-name="Tabelle27.C2" office:value-type="string">
            <text:p text:style-name="P22">ISAM Database</text:p>
          </table:table-cell>
        </table:table-row>
        <table:table-row table:style-name="Tabelle27.1">
          <table:table-cell table:style-name="Tabelle27.A4" office:value-type="string">
            <text:p text:style-name="P24"/>
          </table:table-cell>
          <table:table-cell table:style-name="Tabelle27.B4" office:value-type="string">
            <text:p text:style-name="P22">Tools, Libraries</text:p>
          </table:table-cell>
          <table:table-cell table:style-name="Tabelle27.C4" office:value-type="string">
            <text:p text:style-name="P14"><text:span text:style-name="T18">ROI, Middelware, Customerown </text:span><text:span text:style-name="T3">objectoriented </text:span><text:span text:style-name="T18">Classlibrary, Internet</text:span></text:p>
          </table:table-cell>
        </table:table-row>
      </table:table>
      <text:h text:style-name="P61" text:outline-level="2">Developing a database-admin-program.</text:h>
      <text:p text:style-name="P6">Branch:<text:tab/>Softwarehouse</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style-name="Tabelle28.1">
          <table:table-cell table:style-name="Tabelle28.A1" office:value-type="string">
            <text:p text:style-name="P7">from</text:p>
          </table:table-cell>
          <table:table-cell table:style-name="Tabelle28.B1" office:value-type="string">
            <text:p text:style-name="P7">01/98</text:p>
          </table:table-cell>
          <table:table-cell table:style-name="Tabelle28.B1" office:value-type="string">
            <text:p text:style-name="P7">-</text:p>
          </table:table-cell>
          <table:table-cell table:style-name="Tabelle28.B1" office:value-type="string">
            <text:p text:style-name="P7">04/98</text:p>
          </table:table-cell>
          <table:table-cell table:style-name="Tabelle28.B1" office:value-type="string">
            <text:p text:style-name="P7">with</text:p>
          </table:table-cell>
          <table:table-cell table:style-name="Tabelle28.F1" office:value-type="string">
            <text:p text:style-name="P7">4 months</text:p>
          </table:table-cell>
        </table:table-row>
      </table:table>
      <text:list xml:id="list40596896" text:continue-numbering="true" text:style-name="WW8Num2">
        <text:list-item>
          <text:p text:style-name="P50">Spezification of the Softwarefeatures.</text:p>
        </text:list-item>
        <text:list-item>
          <text:p text:style-name="P53">Support and admintools for Access database. </text:p>
        </text:list-item>
        <text:list-item>
          <text:p text:style-name="P53">Developing of GUI user Interfaces.</text:p>
        </text:list-item>
        <text:list-item>
          <text:p text:style-name="P53">Database administration over ODBC and RDO.</text:p>
        </text:list-item>
        <text:list-item>
          <text:p text:style-name="P53">MS DAO interface with JetEngine.</text:p>
        </text:list-item>
        <text:list-item>
          <text:p text:style-name="P50">SQL query language.</text:p>
        </text:list-item>
        <text:list-item>
          <text:p text:style-name="P50">Documentation.</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19">Realized with:</text:p>
          </table:table-cell>
          <table:table-cell table:style-name="Tabelle29.B1" office:value-type="string">
            <text:p text:style-name="P19">Operatingsystems</text:p>
          </table:table-cell>
          <table:table-cell table:style-name="Tabelle29.C1" office:value-type="string">
            <text:p text:style-name="P19">Windows NT 4.0</text:p>
          </table:table-cell>
        </table:table-row>
        <table:table-row table:style-name="Tabelle29.1">
          <table:table-cell table:style-name="Tabelle29.A2" office:value-type="string">
            <text:p text:style-name="P24"/>
          </table:table-cell>
          <table:table-cell table:style-name="Tabelle29.B2" office:value-type="string">
            <text:p text:style-name="P19">Developmenttools</text:p>
          </table:table-cell>
          <table:table-cell table:style-name="Tabelle29.C2" office:value-type="string">
            <text:p text:style-name="P21">Visual Basic 5.0</text:p>
          </table:table-cell>
        </table:table-row>
        <table:table-row table:style-name="Tabelle29.1">
          <table:table-cell table:style-name="Tabelle29.A2" office:value-type="string">
            <text:p text:style-name="P24"/>
          </table:table-cell>
          <table:table-cell table:style-name="Tabelle29.B2" office:value-type="string">
            <text:p text:style-name="P21">Databases</text:p>
          </table:table-cell>
          <table:table-cell table:style-name="Tabelle29.C2" office:value-type="string">
            <text:p text:style-name="P21">Access 7.0</text:p>
          </table:table-cell>
        </table:table-row>
        <table:table-row table:style-name="Tabelle29.1">
          <table:table-cell table:style-name="Tabelle29.A4" office:value-type="string">
            <text:p text:style-name="P24"/>
          </table:table-cell>
          <table:table-cell table:style-name="Tabelle29.B4" office:value-type="string">
            <text:p text:style-name="P21">Tools, Libraries</text:p>
          </table:table-cell>
          <table:table-cell table:style-name="Tabelle29.C4" office:value-type="string">
            <text:p text:style-name="P19">MS-JetEngine, DAO, RDO, ODBC, InstallShield, MSDN</text:p>
          </table:table-cell>
        </table:table-row>
      </table:table>
      <text:h text:style-name="P62" text:outline-level="2">Installation of Network.</text:h>
      <text:p text:style-name="P6">Branch:<text:tab/>Advertising</text:p>
      <text:p text:style-name="P15"><text:span text:style-name="T3">References:<text:tab/>Co. MPS in Munich. </text:span><text:span text:style-name="T1">Contact person Mr. Hunsinger.</text:span></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style-name="Tabelle30.1">
          <table:table-cell table:style-name="Tabelle30.A1" office:value-type="string">
            <text:p text:style-name="P7">from</text:p>
          </table:table-cell>
          <table:table-cell table:style-name="Tabelle30.B1" office:value-type="string">
            <text:p text:style-name="P7">11/97</text:p>
          </table:table-cell>
          <table:table-cell table:style-name="Tabelle30.B1" office:value-type="string">
            <text:p text:style-name="P7">-</text:p>
          </table:table-cell>
          <table:table-cell table:style-name="Tabelle30.B1" office:value-type="string">
            <text:p text:style-name="P7">12/97</text:p>
          </table:table-cell>
          <table:table-cell table:style-name="Tabelle30.B1" office:value-type="string">
            <text:p text:style-name="P7">with</text:p>
          </table:table-cell>
          <table:table-cell table:style-name="Tabelle30.F1" office:value-type="string">
            <text:p text:style-name="P7">2 months</text:p>
          </table:table-cell>
        </table:table-row>
      </table:table>
      <text:list xml:id="list40600409" text:continue-numbering="true" text:style-name="WW8Num2">
        <text:list-item>
          <text:p text:style-name="P53">Planning and installation of a Windows Network (5 PC’s).</text:p>
        </text:list-item>
        <text:list-item>
          <text:p text:style-name="P53">Connection protocol NetBUI and Ethernet 10 MBit.</text:p>
        </text:list-item>
        <text:list-item>
          <text:p text:style-name="P50">Using a Networkhub.</text:p>
        </text:list-item>
        <text:list-item>
          <text:p text:style-name="P50">Installation of Internetaccounts.</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19">Realized with:</text:p>
          </table:table-cell>
          <table:table-cell table:style-name="Tabelle31.B1" office:value-type="string">
            <text:p text:style-name="P19">Operationsystems</text:p>
          </table:table-cell>
          <table:table-cell table:style-name="Tabelle31.C1" office:value-type="string">
            <text:p text:style-name="P21">Windows 95, Windows NT Server 4.0.</text:p>
          </table:table-cell>
        </table:table-row>
        <table:table-row table:style-name="Tabelle31.1">
          <table:table-cell table:style-name="Tabelle31.A2" office:value-type="string">
            <text:p text:style-name="P24"/>
          </table:table-cell>
          <table:table-cell table:style-name="Tabelle31.B2" office:value-type="string">
            <text:p text:style-name="P19">Technique</text:p>
          </table:table-cell>
          <table:table-cell table:style-name="Tabelle31.C2" office:value-type="string">
            <text:p text:style-name="P7">RJ 45 twisted pair wires.</text:p>
          </table:table-cell>
        </table:table-row>
      </table:table>
      <text:h text:style-name="P61" text:outline-level="2">Programing of customer spezific softwaresolutions.</text:h>
      <text:p text:style-name="P3">Branch:<text:tab/>Lasertechnique</text:p>
      <text:p text:style-name="P15"><text:span text:style-name="T3">References:<text:tab/>Co. Baasel in Starnberg. </text:span><text:span text:style-name="T1">Contact person Mr. Wutz.</text:span></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style-name="Tabelle32.1">
          <table:table-cell table:style-name="Tabelle32.A1" office:value-type="string">
            <text:p text:style-name="P7">from</text:p>
          </table:table-cell>
          <table:table-cell table:style-name="Tabelle32.B1" office:value-type="string">
            <text:p text:style-name="P7">03/96</text:p>
          </table:table-cell>
          <table:table-cell table:style-name="Tabelle32.B1" office:value-type="string">
            <text:p text:style-name="P7">-</text:p>
          </table:table-cell>
          <table:table-cell table:style-name="Tabelle32.B1" office:value-type="string">
            <text:p text:style-name="P7">11/97</text:p>
          </table:table-cell>
          <table:table-cell table:style-name="Tabelle32.B1" office:value-type="string">
            <text:p text:style-name="P7">with</text:p>
          </table:table-cell>
          <table:table-cell table:style-name="Tabelle32.F1" office:value-type="string">
            <text:p text:style-name="P7">21 months</text:p>
          </table:table-cell>
        </table:table-row>
      </table:table>
      <text:list xml:id="list40590454" text:continue-numbering="true" text:style-name="WW8Num2">
        <text:list-item>
          <text:p text:style-name="P50">Spezifications of the Softwarefeatures.</text:p>
        </text:list-item>
        <text:list-item>
          <text:p text:style-name="P50">Customervisits and discussions. </text:p>
        </text:list-item>
        <text:list-item>
          <text:p text:style-name="P50">Developing of GUI Interfaces.</text:p>
        </text:list-item>
        <text:list-item>
          <text:p text:style-name="P53">Reading of techniqual values from datbases.</text:p>
        </text:list-item>
        <text:list-item>
          <text:p text:style-name="P50"><text:soft-page-break/>Serial communication.</text:p>
        </text:list-item>
        <text:list-item>
          <text:p text:style-name="P53">SPS connection of mashines in processstreets.</text:p>
        </text:list-item>
        <text:list-item>
          <text:p text:style-name="P53">Connecting of several production pc’s with NT 4.0 Server.</text:p>
        </text:list-item>
        <text:list-item>
          <text:p text:style-name="P53">Connection to Windows NT pc’s to an UNIX-mainframe over FTP protocol.</text:p>
        </text:list-item>
        <text:list-item>
          <text:p text:style-name="P50">Administration of Windows NT.</text:p>
        </text:list-item>
        <text:list-item>
          <text:p text:style-name="P50">Documentations.</text:p>
        </text:list-item>
        <text:list-item>
          <text:p text:style-name="P50">Installations.</text:p>
        </text:list-item>
        <text:list-item>
          <text:p text:style-name="P50">Service travels.</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19">Realized with:</text:p>
          </table:table-cell>
          <table:table-cell table:style-name="Tabelle33.B1" office:value-type="string">
            <text:p text:style-name="P19">Operatingsystems</text:p>
          </table:table-cell>
          <table:table-cell table:style-name="Tabelle33.C1" office:value-type="string">
            <text:p text:style-name="P22">Windows NT 4.0, Windows 95, Windows 3.x</text:p>
          </table:table-cell>
        </table:table-row>
        <table:table-row table:style-name="Tabelle33.1">
          <table:table-cell table:style-name="Tabelle33.A2" office:value-type="string">
            <text:p text:style-name="P25"/>
          </table:table-cell>
          <table:table-cell table:style-name="Tabelle33.B2" office:value-type="string">
            <text:p text:style-name="P19">Developmenttools</text:p>
          </table:table-cell>
          <table:table-cell table:style-name="Tabelle33.C2" office:value-type="string">
            <text:p text:style-name="P21">Visual Basic 5.0, C, Visual C++</text:p>
          </table:table-cell>
        </table:table-row>
        <table:table-row table:style-name="Tabelle33.1">
          <table:table-cell table:style-name="Tabelle33.A2" office:value-type="string">
            <text:p text:style-name="P25"/>
          </table:table-cell>
          <table:table-cell table:style-name="Tabelle33.B2" office:value-type="string">
            <text:p text:style-name="P21">Databases</text:p>
          </table:table-cell>
          <table:table-cell table:style-name="Tabelle33.C2" office:value-type="string">
            <text:p text:style-name="P21">Access 7.0, FoxPro</text:p>
          </table:table-cell>
        </table:table-row>
        <table:table-row table:style-name="Tabelle33.1">
          <table:table-cell table:style-name="Tabelle33.A4" office:value-type="string">
            <text:p text:style-name="P24"/>
          </table:table-cell>
          <table:table-cell table:style-name="Tabelle33.B4" office:value-type="string">
            <text:p text:style-name="P21">Tools, Libraries</text:p>
          </table:table-cell>
          <table:table-cell table:style-name="Tabelle33.C4" office:value-type="string">
            <text:p text:style-name="P21">MS-JetEngine, DAO, RDO, ODBC, Custom Controls ActiveX from Crescent, OnNet FTP, InstallShield, MFC, MSDN</text:p>
          </table:table-cell>
        </table:table-row>
      </table:table>
      <text:h text:style-name="P61" text:outline-level="2">Developing of a Windows application to measure the pollution of Cars.</text:h>
      <text:p text:style-name="P13">Branch:<text:tab/>Automobil</text:p>
      <text:p text:style-name="P15"><text:span text:style-name="T3">References</text:span><text:span text:style-name="T10">:<text:tab/>Co. Bosch in Plochingen. </text:span><text:span text:style-name="T1">Contact person Mr. Roth.</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style-name="Tabelle34.1">
          <table:table-cell table:style-name="Tabelle34.A1" office:value-type="string">
            <text:p text:style-name="P7">from</text:p>
          </table:table-cell>
          <table:table-cell table:style-name="Tabelle34.B1" office:value-type="string">
            <text:p text:style-name="P7">07.94</text:p>
          </table:table-cell>
          <table:table-cell table:style-name="Tabelle34.B1" office:value-type="string">
            <text:p text:style-name="P7">-</text:p>
          </table:table-cell>
          <table:table-cell table:style-name="Tabelle34.B1" office:value-type="string">
            <text:p text:style-name="P7">12.94</text:p>
          </table:table-cell>
          <table:table-cell table:style-name="Tabelle34.B1" office:value-type="string">
            <text:p text:style-name="P7">with</text:p>
          </table:table-cell>
          <table:table-cell table:style-name="Tabelle34.F1" office:value-type="string">
            <text:p text:style-name="P7">6 months</text:p>
          </table:table-cell>
        </table:table-row>
      </table:table>
      <text:list xml:id="list40572545" text:continue-numbering="true" text:style-name="WW8Num2">
        <text:list-item>
          <text:p text:style-name="P53">Working in a Softwareteam (5 people).</text:p>
        </text:list-item>
        <text:list-item>
          <text:p text:style-name="P50">Using MS SourceSave.</text:p>
        </text:list-item>
        <text:list-item>
          <text:p text:style-name="P53">Extensiv use of Windows API.</text:p>
        </text:list-item>
        <text:list-item>
          <text:p text:style-name="P53">Design and development of GUI dialogs.</text:p>
        </text:list-item>
        <text:list-item>
          <text:p text:style-name="P53">Serial communication to the measure devise.</text:p>
        </text:list-item>
        <text:list-item>
          <text:p text:style-name="P53">Print of Data on the printer.</text:p>
        </text:list-item>
        <text:list-item>
          <text:p text:style-name="P50">Protocolling into the database.</text:p>
        </text:list-item>
        <text:list-item>
          <text:p text:style-name="P50">Test and support.</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19">Realized with:</text:p>
          </table:table-cell>
          <table:table-cell table:style-name="Tabelle35.B1" office:value-type="string">
            <text:p text:style-name="P19">Operatingsystems</text:p>
          </table:table-cell>
          <table:table-cell table:style-name="Tabelle35.C1" office:value-type="string">
            <text:p text:style-name="P19">Windows 3.11</text:p>
          </table:table-cell>
        </table:table-row>
        <table:table-row table:style-name="Tabelle35.1">
          <table:table-cell table:style-name="Tabelle35.A2" office:value-type="string">
            <text:p text:style-name="P24"/>
          </table:table-cell>
          <table:table-cell table:style-name="Tabelle35.B2" office:value-type="string">
            <text:p text:style-name="P19">Developmenttools</text:p>
          </table:table-cell>
          <table:table-cell table:style-name="Tabelle35.C2" office:value-type="string">
            <text:p text:style-name="P19">Borland C/C++</text:p>
          </table:table-cell>
        </table:table-row>
        <table:table-row table:style-name="Tabelle35.1">
          <table:table-cell table:style-name="Tabelle35.A2" office:value-type="string">
            <text:p text:style-name="P24"/>
          </table:table-cell>
          <table:table-cell table:style-name="Tabelle35.B2" office:value-type="string">
            <text:p text:style-name="P21">Databases</text:p>
          </table:table-cell>
          <table:table-cell table:style-name="Tabelle35.C2" office:value-type="string">
            <text:p text:style-name="P21">Access 2.0</text:p>
          </table:table-cell>
        </table:table-row>
        <table:table-row table:style-name="Tabelle35.1">
          <table:table-cell table:style-name="Tabelle35.A4" office:value-type="string">
            <text:p text:style-name="P24"/>
          </table:table-cell>
          <table:table-cell table:style-name="Tabelle35.B4" office:value-type="string">
            <text:p text:style-name="P21">Tools, Libraries</text:p>
          </table:table-cell>
          <table:table-cell table:style-name="Tabelle35.C4" office:value-type="string">
            <text:p text:style-name="P21">SourceSave, Installshield, Windows API</text:p>
          </table:table-cell>
        </table:table-row>
      </table:table>
      <text:h text:style-name="P61" text:outline-level="2">Developing an Satellite Network Management System.</text:h>
      <text:p text:style-name="P3">Branch:<text:tab/>Telecommunication</text:p>
      <text:p text:style-name="P3">References:<text:tab/>Co. ANT Nachrichentechnik in Backnang. Contact person Mr. Fröschle.</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style-name="Tabelle36.1">
          <table:table-cell table:style-name="Tabelle36.A1" office:value-type="string">
            <text:p text:style-name="P7">from</text:p>
          </table:table-cell>
          <table:table-cell table:style-name="Tabelle36.B1" office:value-type="string">
            <text:p text:style-name="P7">02.94</text:p>
          </table:table-cell>
          <table:table-cell table:style-name="Tabelle36.B1" office:value-type="string">
            <text:p text:style-name="P7">-</text:p>
          </table:table-cell>
          <table:table-cell table:style-name="Tabelle36.B1" office:value-type="string">
            <text:p text:style-name="P7">07.94</text:p>
          </table:table-cell>
          <table:table-cell table:style-name="Tabelle36.B1" office:value-type="string">
            <text:p text:style-name="P7">with</text:p>
          </table:table-cell>
          <table:table-cell table:style-name="Tabelle36.F1" office:value-type="string">
            <text:p text:style-name="P7">6 months</text:p>
          </table:table-cell>
        </table:table-row>
      </table:table>
      <text:list xml:id="list40596400" text:continue-numbering="true" text:style-name="WW8Num2">
        <text:list-item>
          <text:p text:style-name="P53">Analysis of the problem in cooperation with the users.</text:p>
        </text:list-item>
        <text:list-item>
          <text:p text:style-name="P50">Documentation of the features.</text:p>
        </text:list-item>
        <text:list-item>
          <text:p text:style-name="P53">Design and development of GUI-Modules.</text:p>
        </text:list-item>
        <text:list-item>
          <text:p text:style-name="P50">Using an objectoriented database</text:p>
        </text:list-item>
        <text:list-item>
          <text:p text:style-name="P53">Developing a Client/Server application.</text:p>
        </text:list-item>
        <text:list-item>
          <text:p text:style-name="P53">Implementation and documentation in english.</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19">Realized with:</text:p>
          </table:table-cell>
          <table:table-cell table:style-name="Tabelle37.B1" office:value-type="string">
            <text:p text:style-name="P19">Operatingsystems</text:p>
          </table:table-cell>
          <table:table-cell table:style-name="Tabelle37.C1" office:value-type="string">
            <text:p text:style-name="P19">UNIX Solaris</text:p>
          </table:table-cell>
        </table:table-row>
        <table:table-row table:style-name="Tabelle37.1">
          <table:table-cell table:style-name="Tabelle37.A2" office:value-type="string">
            <text:p text:style-name="P24"/>
          </table:table-cell>
          <table:table-cell table:style-name="Tabelle37.B2" office:value-type="string">
            <text:p text:style-name="P19">Developmenttools</text:p>
          </table:table-cell>
          <table:table-cell table:style-name="Tabelle37.C2" office:value-type="string">
            <text:p text:style-name="P19">vi Editor</text:p>
          </table:table-cell>
        </table:table-row>
        <table:table-row table:style-name="Tabelle37.1">
          <table:table-cell table:style-name="Tabelle37.A2" office:value-type="string">
            <text:p text:style-name="P24"/>
          </table:table-cell>
          <table:table-cell table:style-name="Tabelle37.B2" office:value-type="string">
            <text:p text:style-name="P19">Databases</text:p>
          </table:table-cell>
          <table:table-cell table:style-name="Tabelle37.C2" office:value-type="string">
            <text:p text:style-name="P19">Spectrum</text:p>
          </table:table-cell>
        </table:table-row>
        <table:table-row table:style-name="Tabelle37.1">
          <table:table-cell table:style-name="Tabelle37.A4" office:value-type="string">
            <text:p text:style-name="P24"/>
          </table:table-cell>
          <table:table-cell table:style-name="Tabelle37.B4" office:value-type="string">
            <text:p text:style-name="P19">Tools, Libraries</text:p>
          </table:table-cell>
          <table:table-cell table:style-name="Tabelle37.C4" office:value-type="string">
            <text:p text:style-name="P19">C++, OS Motif</text:p>
          </table:table-cell>
        </table:table-row>
      </table:table>
      <text:h text:style-name="P61" text:outline-level="2">Application to administrate files in a Novell-Network.</text:h>
      <text:p text:style-name="P6">Branch:<text:tab/>Cartographie</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ext:soft-page-break/>
        <table:table-row table:style-name="Tabelle38.1">
          <table:table-cell table:style-name="Tabelle38.A1" office:value-type="string">
            <text:p text:style-name="P7">from</text:p>
          </table:table-cell>
          <table:table-cell table:style-name="Tabelle38.B1" office:value-type="string">
            <text:p text:style-name="P7">08.92</text:p>
          </table:table-cell>
          <table:table-cell table:style-name="Tabelle38.B1" office:value-type="string">
            <text:p text:style-name="P7">-</text:p>
          </table:table-cell>
          <table:table-cell table:style-name="Tabelle38.B1" office:value-type="string">
            <text:p text:style-name="P7">01.93</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40593384" text:continue-numbering="true" text:style-name="WW8Num2">
        <text:list-item>
          <text:p text:style-name="P53">Developing of menue user interfaces in “C".</text:p>
        </text:list-item>
        <text:list-item>
          <text:p text:style-name="P50">Interface-convertierung in sveral formats (HPGL).</text:p>
        </text:list-item>
        <text:list-item>
          <text:p text:style-name="P53">Developing a Network-Multiuser-Tools.</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19">Realized with:</text:p>
          </table:table-cell>
          <table:table-cell table:style-name="Tabelle39.B1" office:value-type="string">
            <text:p text:style-name="P19">Operatingsystems</text:p>
          </table:table-cell>
          <table:table-cell table:style-name="Tabelle39.C1" office:value-type="string">
            <text:p text:style-name="P19">Windows 3.1</text:p>
          </table:table-cell>
        </table:table-row>
        <table:table-row table:style-name="Tabelle39.1">
          <table:table-cell table:style-name="Tabelle39.A2" office:value-type="string">
            <text:p text:style-name="P24"/>
          </table:table-cell>
          <table:table-cell table:style-name="Tabelle39.B2" office:value-type="string">
            <text:p text:style-name="P19">Developmenttools</text:p>
          </table:table-cell>
          <table:table-cell table:style-name="Tabelle39.C2" office:value-type="string">
            <text:p text:style-name="P19">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Roman 10cpi" svg:font-family="'Roman 10cpi', Arial" style:font-family-generic="modern"/>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loext:contextual-spacing="false" fo:margin-top="0.494cm" fo:margin-bottom="0.494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style:text-autospace="none"/>
      <style:text-properties style:font-name="Arial" style:text-underline-style="solid" style:text-underline-width="auto" style:text-underline-color="font-color" fo:font-weight="bold" style:font-weight-asian="bold" style:font-name-complex="Arial" style:font-weight-complex="bold"/>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style:text-autospace="none"/>
      <style:text-properties style:font-name="Arial" fo:font-weight="bold" style:font-weight-asian="bold" style:font-name-complex="Arial" style:font-weight-complex="bold"/>
    </style:style>
    <style:style style:name="Beschriftung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Normal1" style:family="paragraph" style:parent-style-name="Standard"/>
    <style:style style:name="Standard_20__28_Web_29_" style:display-name="Standard (Web)" style:family="paragraph" style:parent-style-name="Standard">
      <style:paragraph-properties loext:contextual-spacing="false" fo:margin-top="0.494cm" fo:margin-bottom="0.494cm"/>
    </style:style>
    <style:style style:name="Header" style:family="paragraph" style:parent-style-name="Standard" style:class="extra">
      <style:paragraph-properties fo:orphans="0" fo:widows="0"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style:style>
    <style:style style:name="Footer" style:family="paragraph" style:parent-style-name="Standard" style:class="extra">
      <style:paragraph-properties fo:orphans="0" fo:widows="0"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style:style>
    <style:style style:name="HTML_20_Vorformatiert" style:display-name="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 style:family="text"/>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style>
    <style:style style:name="Aufzählungszeichen1"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309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s - Dipl.-Ing. Markus Hopf, System- and Enterprise Consulting</dc:title>
    <meta:initial-creator>Hopf</meta:initial-creator>
    <meta:creation-date>2008-09-08T12:01:00</meta:creation-date>
    <dc:date>2016-04-26T20:41:11.50</dc:date>
    <meta:editing-cycles>9</meta:editing-cycles>
    <meta:editing-duration>PT4M13S</meta:editing-duration>
    <meta:generator>OpenOffice/4.1.2$Win32 OpenOffice.org_project/412m3$Build-9782</meta:generator>
    <meta:document-statistic meta:table-count="39" meta:image-count="1" meta:object-count="0" meta:page-count="16" meta:paragraph-count="727" meta:word-count="3944" meta:character-count="26633"/>
  </office:meta>
</office:document-meta>
</file>